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484cm" fo:margin-left="-0.191cm" fo:margin-top="0cm" fo:margin-bottom="0cm" table:align="left" style:writing-mode="lr-tb"/>
    </style:style>
    <style:style style:name="Таблица1.A" style:family="table-column">
      <style:table-column-properties style:column-width="6.241cm"/>
    </style:style>
    <style:style style:name="Таблица1.B" style:family="table-column">
      <style:table-column-properties style:column-width="4.748cm"/>
    </style:style>
    <style:style style:name="Таблица1.C" style:family="table-column">
      <style:table-column-properties style:column-width="5.4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Heading_20_3">
      <style:paragraph-properties fo:margin-top="0.071cm" fo:margin-bottom="0.499cm" style:contextual-spacing="false"/>
    </style:style>
    <style:style style:name="P4" style:family="paragraph" style:parent-style-name="Heading_20_4">
      <style:paragraph-properties fo:margin-top="0.071cm" fo:margin-bottom="0.499cm" style:contextual-spacing="false"/>
    </style:style>
    <style:style style:name="P5" style:family="paragraph" style:parent-style-name="Contents_20_Heading">
      <style:paragraph-properties fo:line-height="150%" fo:text-align="center" style:justify-single-word="false"/>
    </style:style>
    <style:style style:name="P6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 fo:line-height="150%">
        <style:tab-stops>
          <style:tab-stop style:position="0.847cm"/>
          <style:tab-stop style:position="16.484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 fo:line-height="150%">
        <style:tab-stops>
          <style:tab-stop style:position="1.27cm"/>
          <style:tab-stop style:position="16.484cm" style:type="right" style:leader-style="dotted" style:leader-text="."/>
        </style:tab-stops>
      </style:paragraph-properties>
    </style:style>
    <style:style style:name="P9" style:family="paragraph" style:parent-style-name="Стиль1" style:list-style-name="">
      <style:paragraph-properties fo:margin-left="0cm" fo:margin-top="0cm" fo:margin-bottom="0.353cm" style:contextual-spacing="false" fo:text-indent="0cm" style:auto-text-indent="false" fo:break-before="page"/>
    </style:style>
    <style:style style:name="P10" style:family="paragraph" style:parent-style-name="Standard" style:master-page-name="First_20_Page">
      <style:paragraph-properties style:page-number="2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50%" fo:break-before="pag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left="0.635cm" fo:margin-top="0cm" fo:margin-bottom="0cm" style:contextual-spacing="false" fo:line-height="150%"/>
    </style:style>
    <style:style style:name="P15" style:family="paragraph" style:parent-style-name="Standard">
      <style:paragraph-properties fo:margin-left="0.635cm" fo:margin-top="0cm" fo:margin-bottom="0cm" style:contextual-spacing="false" fo:line-height="150%" fo:text-indent="0.614cm" style:auto-text-indent="false"/>
    </style:style>
    <style:style style:name="P16" style:family="paragraph" style:parent-style-name="Standard">
      <style:paragraph-properties fo:margin-top="0cm" fo:margin-bottom="0cm" style:contextual-spacing="false" fo:line-height="150%"/>
    </style:style>
    <style:style style:name="P17" style:family="paragraph" style:parent-style-name="Standard">
      <style:paragraph-properties fo:margin-left="0.635cm" fo:margin-top="0cm" fo:margin-bottom="0cm" style:contextual-spacing="false" fo:line-height="15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1">
      <style:paragraph-properties fo:margin-top="0cm" fo:margin-bottom="0cm" style:contextual-spacing="true" fo:line-height="150%"/>
    </style:style>
    <style:style style:name="P20" style:family="paragraph" style:parent-style-name="List_20_Paragraph" style:list-style-name="WWNum1">
      <style:paragraph-properties fo:margin-top="0cm" fo:margin-bottom="0cm" style:contextual-spacing="true" fo:line-height="150%" fo:break-before="page"/>
    </style:style>
    <style:style style:name="P21" style:family="paragraph" style:parent-style-name="List_20_Paragraph" style:list-style-name="WWNum26">
      <style:paragraph-properties fo:margin-top="0cm" fo:margin-bottom="0cm" style:contextual-spacing="true" fo:line-height="150%"/>
    </style:style>
    <style:style style:name="P22" style:family="paragraph" style:parent-style-name="List_20_Paragraph" style:list-style-name="WWNum2">
      <style:paragraph-properties fo:margin-top="0cm" fo:margin-bottom="0cm" style:contextual-spacing="true" fo:line-height="150%"/>
    </style:style>
    <style:style style:name="P23" style:family="paragraph" style:parent-style-name="List_20_Paragraph" style:list-style-name="WWNum3">
      <style:paragraph-properties fo:margin-top="0cm" fo:margin-bottom="0cm" style:contextual-spacing="true" fo:line-height="150%"/>
    </style:style>
    <style:style style:name="P24" style:family="paragraph" style:parent-style-name="List_20_Paragraph" style:list-style-name="WWNum4">
      <style:paragraph-properties fo:margin-top="0cm" fo:margin-bottom="0cm" style:contextual-spacing="true" fo:line-height="150%"/>
    </style:style>
    <style:style style:name="P25" style:family="paragraph" style:parent-style-name="List_20_Paragraph" style:list-style-name="WWNum5">
      <style:paragraph-properties fo:margin-top="0cm" fo:margin-bottom="0cm" style:contextual-spacing="true" fo:line-height="150%"/>
    </style:style>
    <style:style style:name="P26" style:family="paragraph" style:parent-style-name="List_20_Paragraph" style:list-style-name="WWNum6">
      <style:paragraph-properties fo:margin-top="0cm" fo:margin-bottom="0cm" style:contextual-spacing="true" fo:line-height="150%"/>
    </style:style>
    <style:style style:name="P27" style:family="paragraph" style:parent-style-name="List_20_Paragraph" style:list-style-name="WWNum7">
      <style:paragraph-properties fo:margin-top="0cm" fo:margin-bottom="0cm" style:contextual-spacing="true" fo:line-height="150%"/>
    </style:style>
    <style:style style:name="P28" style:family="paragraph" style:parent-style-name="List_20_Paragraph" style:list-style-name="WWNum8">
      <style:paragraph-properties fo:margin-top="0cm" fo:margin-bottom="0cm" style:contextual-spacing="true" fo:line-height="150%"/>
    </style:style>
    <style:style style:name="P29" style:family="paragraph" style:parent-style-name="List_20_Paragraph" style:list-style-name="WWNum27">
      <style:paragraph-properties fo:margin-top="0cm" fo:margin-bottom="0cm" style:contextual-spacing="true" fo:line-height="150%" fo:break-before="page"/>
    </style:style>
    <style:style style:name="P30" style:family="paragraph" style:parent-style-name="List_20_Paragraph" style:list-style-name="WWNum9">
      <style:paragraph-properties fo:margin-top="0cm" fo:margin-bottom="0cm" style:contextual-spacing="true" fo:line-height="150%"/>
    </style:style>
    <style:style style:name="P31" style:family="paragraph" style:parent-style-name="List_20_Paragraph" style:list-style-name="WWNum10">
      <style:paragraph-properties fo:margin-top="0cm" fo:margin-bottom="0cm" style:contextual-spacing="true" fo:line-height="150%"/>
    </style:style>
    <style:style style:name="P32" style:family="paragraph" style:parent-style-name="List_20_Paragraph" style:list-style-name="WWNum11">
      <style:paragraph-properties fo:margin-top="0cm" fo:margin-bottom="0cm" style:contextual-spacing="true" fo:line-height="150%"/>
    </style:style>
    <style:style style:name="P33" style:family="paragraph" style:parent-style-name="List_20_Paragraph" style:list-style-name="WWNum12">
      <style:paragraph-properties fo:margin-top="0cm" fo:margin-bottom="0cm" style:contextual-spacing="true" fo:line-height="150%"/>
    </style:style>
    <style:style style:name="P34" style:family="paragraph" style:parent-style-name="List_20_Paragraph" style:list-style-name="WWNum13">
      <style:paragraph-properties fo:margin-top="0cm" fo:margin-bottom="0cm" style:contextual-spacing="true" fo:line-height="150%"/>
    </style:style>
    <style:style style:name="P35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36" style:family="paragraph" style:parent-style-name="List_20_Paragraph" style:list-style-name="WWNum15">
      <style:paragraph-properties fo:margin-top="0cm" fo:margin-bottom="0cm" style:contextual-spacing="true" fo:line-height="150%"/>
    </style:style>
    <style:style style:name="P37" style:family="paragraph" style:parent-style-name="List_20_Paragraph" style:list-style-name="WWNum16">
      <style:paragraph-properties fo:margin-top="0cm" fo:margin-bottom="0cm" style:contextual-spacing="true" fo:line-height="150%"/>
    </style:style>
    <style:style style:name="P38" style:family="paragraph" style:parent-style-name="List_20_Paragraph" style:list-style-name="WWNum17">
      <style:paragraph-properties fo:margin-top="0cm" fo:margin-bottom="0cm" style:contextual-spacing="true" fo:line-height="150%"/>
    </style:style>
    <style:style style:name="P39" style:family="paragraph" style:parent-style-name="List_20_Paragraph" style:list-style-name="WWNum18">
      <style:paragraph-properties fo:margin-top="0cm" fo:margin-bottom="0cm" style:contextual-spacing="true" fo:line-height="150%"/>
    </style:style>
    <style:style style:name="P40" style:family="paragraph" style:parent-style-name="List_20_Paragraph" style:list-style-name="WWNum19">
      <style:paragraph-properties fo:margin-top="0cm" fo:margin-bottom="0cm" style:contextual-spacing="true" fo:line-height="150%"/>
    </style:style>
    <style:style style:name="P41" style:family="paragraph" style:parent-style-name="List_20_Paragraph" style:list-style-name="WWNum20">
      <style:paragraph-properties fo:margin-top="0cm" fo:margin-bottom="0cm" style:contextual-spacing="true" fo:line-height="150%"/>
    </style:style>
    <style:style style:name="P42" style:family="paragraph" style:parent-style-name="List_20_Paragraph" style:list-style-name="WWNum21">
      <style:paragraph-properties fo:margin-top="0cm" fo:margin-bottom="0cm" style:contextual-spacing="true" fo:line-height="150%"/>
    </style:style>
    <style:style style:name="P43" style:family="paragraph" style:parent-style-name="List_20_Paragraph" style:list-style-name="WWNum22">
      <style:paragraph-properties fo:margin-top="0cm" fo:margin-bottom="0cm" style:contextual-spacing="true" fo:line-height="150%"/>
    </style:style>
    <style:style style:name="P44" style:family="paragraph" style:parent-style-name="List_20_Paragraph" style:list-style-name="WWNum23">
      <style:paragraph-properties fo:margin-top="0cm" fo:margin-bottom="0cm" style:contextual-spacing="true" fo:line-height="150%"/>
    </style:style>
    <style:style style:name="P45" style:family="paragraph" style:parent-style-name="List_20_Paragraph" style:list-style-name="WWNum24">
      <style:paragraph-properties fo:margin-top="0cm" fo:margin-bottom="0cm" style:contextual-spacing="true" fo:line-height="150%"/>
    </style:style>
    <style:style style:name="P46" style:family="paragraph" style:parent-style-name="List_20_Paragraph" style:list-style-name="WWNum25">
      <style:paragraph-properties fo:margin-top="0cm" fo:margin-bottom="0cm" style:contextual-spacing="true" fo:line-height="150%"/>
    </style:style>
    <style:style style:name="P47" style:family="paragraph" style:parent-style-name="List_20_Paragraph">
      <style:paragraph-properties fo:margin-top="0cm" fo:margin-bottom="0cm" style:contextual-spacing="true" fo:line-height="150%"/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Quotations">
      <style:text-properties style:font-name="Times New Roman" fo:font-size="14pt" style:font-size-asian="14pt" style:font-name-complex="Times New Roman1" style:font-size-complex="14pt"/>
    </style:style>
    <style:style style:name="P49" style:family="paragraph" style:parent-style-name="Text_20_body"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Text_20_body" style:list-style-name="WWNum28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1" style:family="paragraph" style:parent-style-name="Text_20_body" style:list-style-name="WWNum29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2" style:family="paragraph" style:parent-style-name="Text_20_body" style:list-style-name="WWNum30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3" style:family="paragraph" style:parent-style-name="Text_20_body" style:list-style-name="WWNum31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4" style:family="paragraph" style:parent-style-name="Text_20_body" style:list-style-name="WWNum32">
      <style:paragraph-properties fo:margin-left="1.251cm" fo:text-indent="-0.499cm" style:auto-text-indent="false">
        <style:tab-stops>
          <style:tab-stop style:position="0cm"/>
        </style:tab-stops>
      </style:paragraph-properties>
    </style:style>
    <style:style style:name="P55" style:family="paragraph" style:parent-style-name="Text_20_body">
      <style:paragraph-properties fo:margin-top="0cm" fo:margin-bottom="0cm" style:contextual-spacing="false" fo:line-height="150%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3" style:family="text">
      <style:text-properties style:font-name="Times New Roman" fo:font-size="14pt" style:letter-kerning="true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 text:display="true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style:letter-kerning="false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loext:opacity="100%"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5" loext:marker-style-name="T1"><text:span text:style-name="T1">СОДЕРЖАНИЕ</text:span><text:span text:style-name="T1"/></text:p>
          </text:index-title>
          <text:p text:style-name="P6" loext:marker-style-name="T3"><text:a xlink:type="simple" xlink:href="#_Toc200139134" text:style-name="Index_20_Link" text:visited-style-name="Index_20_Link"><text:span text:style-name="T2">ВВЕДЕНИЕ<text:tab/>3</text:span></text:a></text:p>
          <text:p text:style-name="P7" loext:marker-style-name="T3"><text:a xlink:type="simple" xlink:href="#_Toc200139135" text:style-name="Index_20_Link" text:visited-style-name="Index_20_Link"><text:span text:style-name="T5">1.</text:span><text:span text:style-name="T3"><text:tab/></text:span><text:span text:style-name="T1">Методы организации работы в команде разработчиков. Системы контроля версий</text:span><text:span text:style-name="T2"><text:tab/>5</text:span></text:a></text:p>
          <text:p text:style-name="P7" loext:marker-style-name="T3"><text:a xlink:type="simple" xlink:href="#_Toc200139136" text:style-name="Index_20_Link" text:visited-style-name="Index_20_Link"><text:span text:style-name="T5">2.</text:span><text:span text:style-name="T3"><text:tab/></text:span><text:span text:style-name="T1">Цели, задачи, этапы и объекты ревьюирования. Планирование ревьюирования</text:span><text:span text:style-name="T2"><text:tab/>7</text:span></text:a></text:p>
          <text:p text:style-name="P7" loext:marker-style-name="T3"><text:a xlink:type="simple" xlink:href="#_Toc200139137" text:style-name="Index_20_Link" text:visited-style-name="Index_20_Link"><text:span text:style-name="T5">3.</text:span><text:span text:style-name="T3"><text:tab/></text:span><text:span text:style-name="T1">Цели, корректность и направления анализа программных продуктов. Выбор критериев сравнения</text:span><text:span text:style-name="T2"><text:tab/>9</text:span></text:a></text:p>
          <text:p text:style-name="P7" loext:marker-style-name="T3"><text:a xlink:type="simple" xlink:href="#_Toc200139138" text:style-name="Index_20_Link" text:visited-style-name="Index_20_Link"><text:span text:style-name="T5">4.</text:span><text:span text:style-name="T3"><text:tab/></text:span><text:span text:style-name="T1">Представление результатов сравнения. Примеры сравнительного анализа программных продуктов</text:span><text:span text:style-name="T2"><text:tab/>11</text:span></text:a></text:p>
          <text:p text:style-name="P7" loext:marker-style-name="T3"><text:a xlink:type="simple" xlink:href="#_Toc200139139" text:style-name="Index_20_Link" text:visited-style-name="Index_20_Link"><text:span text:style-name="T5">5.</text:span><text:span text:style-name="T3"><text:tab/></text:span><text:span text:style-name="T1">Цели, задачи и методы исследования программного кода</text:span><text:span text:style-name="T2"><text:tab/>13</text:span></text:a></text:p>
          <text:p text:style-name="P7" loext:marker-style-name="T3"><text:a xlink:type="simple" xlink:href="#_Toc200139140" text:style-name="Index_20_Link" text:visited-style-name="Index_20_Link"><text:span text:style-name="T5">6.</text:span><text:span text:style-name="T3"><text:tab/></text:span><text:span text:style-name="T1">Измерительные методы оценки программ: назначение, условия применения.</text:span><text:span text:style-name="T2"><text:tab/>15</text:span></text:a></text:p>
          <text:p text:style-name="P7" loext:marker-style-name="T3"><text:a xlink:type="simple" xlink:href="#_Toc200139141" text:style-name="Index_20_Link" text:visited-style-name="Index_20_Link"><text:span text:style-name="T5">7.</text:span><text:span text:style-name="T3"><text:tab/></text:span><text:span text:style-name="T1">Корректность программ. Эталоны и методы проверки корректности</text:span><text:span text:style-name="T2"><text:tab/>17</text:span></text:a></text:p>
          <text:p text:style-name="P7" loext:marker-style-name="T3"><text:a xlink:type="simple" xlink:href="#_Toc200139142" text:style-name="Index_20_Link" text:visited-style-name="Index_20_Link"><text:span text:style-name="T5">8.</text:span><text:span text:style-name="T3"><text:tab/></text:span><text:span text:style-name="T1">Метрики, направления применения метрик. Метрики сложности. Метрики стилистики.</text:span><text:span text:style-name="T2"><text:tab/>19</text:span></text:a></text:p>
          <text:p text:style-name="P7" loext:marker-style-name="T3"><text:a xlink:type="simple" xlink:href="#_Toc200139143" text:style-name="Index_20_Link" text:visited-style-name="Index_20_Link"><text:span text:style-name="T5">9.</text:span><text:span text:style-name="T3"><text:tab/></text:span><text:span text:style-name="T1">Исследование программного кода на предмет ошибок и отклонения от алгоритма</text:span><text:span text:style-name="T2"><text:tab/>21</text:span></text:a></text:p>
          <text:p text:style-name="P8" loext:marker-style-name="T3"><text:a xlink:type="simple" xlink:href="#_Toc200139144" text:style-name="Index_20_Link" text:visited-style-name="Index_20_Link"><text:span text:style-name="T5">10.</text:span><text:span text:style-name="T3"><text:tab/></text:span><text:span text:style-name="T1">Программные измерительные мониторы</text:span><text:span text:style-name="T2"><text:tab/>22</text:span></text:a></text:p>
          <text:p text:style-name="P8" loext:marker-style-name="T3"><text:a xlink:type="simple" xlink:href="#_Toc200139145" text:style-name="Index_20_Link" text:visited-style-name="Index_20_Link"><text:span text:style-name="T5">11.</text:span><text:span text:style-name="T3"><text:tab/></text:span><text:span text:style-name="T1">Применение отладчиков и дизассемблера</text:span><text:span text:style-name="T2"><text:tab/>24</text:span></text:a></text:p>
          <text:p text:style-name="P8" loext:marker-style-name="T3"><text:a xlink:type="simple" xlink:href="#_Toc200139146" text:style-name="Index_20_Link" text:visited-style-name="Index_20_Link"><text:span text:style-name="T5">12.</text:span><text:span text:style-name="T3"><text:tab/></text:span><text:span text:style-name="T1">Зашита программ от исследования</text:span><text:span text:style-name="T2"><text:tab/>26</text:span></text:a></text:p>
          <text:p text:style-name="P8" loext:marker-style-name="T3"><text:a xlink:type="simple" xlink:href="#_Toc200139147" text:style-name="Index_20_Link" text:visited-style-name="Index_20_Link"><text:span text:style-name="T5">13.</text:span><text:span text:style-name="T3"><text:tab/></text:span><text:span text:style-name="T1">Исследование кода вредоносных программ</text:span><text:span text:style-name="T2"><text:tab/>28</text:span></text:a></text:p>
          <text:p text:style-name="P6" loext:marker-style-name="T3"><text:a xlink:type="simple" xlink:href="#_Toc200139148" text:style-name="Index_20_Link" text:visited-style-name="Index_20_Link"><text:span text:style-name="T2">ВЫВОД<text:tab/>30</text:span></text:a></text:p>
          <text:p text:style-name="P2"/>
        </text:index-body>
      </text:table-of-content>
      <text:h text:style-name="Стиль2" text:outline-level="1"/>
      <text:h text:style-name="Стиль2" text:outline-level="1"><text:bookmark-start text:name="_Toc200139134"/><text:soft-page-break/>ВВЕДЕНИЕ<text:bookmark-end text:name="_Toc200139134"/><text:span text:style-name="T1"/></text:h>
      <text:p text:style-name="Quotations" loext:marker-style-name="T9"><text:span text:style-name="T9">В современной разработке программного обеспечения владение инструментами контроля версий и навыками эффективного программирования является неотъемлемой частью профессиональной деятельности. Данная практическая работа была посвящена освоению и применению двух ключевых технологий:</text:span><text:span text:style-name="T9"/></text:p>
      <text:p text:style-name="Quotations"><text:span text:style-name="Strong_20_Emphasis"><text:span text:style-name="T9">Система контроля версий Git и платформа GitHub:</text:span></text:span><text:span text:style-name="T9"> как фундаментальные инструменты для управления исходным кодом, организации командной работы, отслеживания изменений и обеспечения целостности проекта.</text:span></text:p>
      <text:p text:style-name="Quotations"><text:span text:style-name="Strong_20_Emphasis"><text:span text:style-name="T9">Язык программирования Python:</text:span></text:span><text:span text:style-name="T9"> как универсальный и мощный инструмент для решения практических задач, автоматизации процессов и реализации функциональности.</text:span></text:p>
      <text:p text:style-name="Quotations"><text:span text:style-name="Strong_20_Emphasis"><text:span text:style-name="T9">Целью практики</text:span></text:span><text:span text:style-name="T9"> являлось закрепление теоретических знаний на практике через выполнение конкретных задач, включающих:</text:span></text:p>
      <text:p text:style-name="Quotations" loext:marker-style-name="T9"><text:span text:style-name="T9">Создание и управление репозиторием на GitHub.</text:span><text:span text:style-name="T9"/></text:p>
      <text:p text:style-name="Quotations" loext:marker-style-name="T9"><text:span text:style-name="T9">Освоение базовых и продвинутых команд Git (clone, commit, push, pull, branch, merge, работа с .gitignore).</text:span><text:span text:style-name="T9"/></text:p>
      <text:p text:style-name="Quotations" loext:marker-style-name="T9"><text:span text:style-name="T9">Организацию совместной разработки с использованием механизмов ветвления (branching), пул-реквестов (Pull Requests) и разрешения конфликтов (merge conflicts).</text:span><text:span text:style-name="T9"/></text:p>
      <text:p text:style-name="Quotations" loext:marker-style-name="T9"><text:span text:style-name="T9">Разработку, отладку и рефакторинг кода на Python в рамках поставленных задач.</text:span><text:span text:style-name="T9"/></text:p>
      <text:p text:style-name="Quotations" loext:marker-style-name="T9"><text:span text:style-name="T9">Интеграцию процессов работы с кодом Python в Git-воркфлоу (коммиты изменений кода, работа с историей).</text:span><text:span text:style-name="T9"/></text:p>
      <text:p text:style-name="Quotations" loext:marker-style-name="T9"><text:span text:style-name="T9">Использование возможностей GitHub для управления проектом (Issues, Projects, Wiki, Actions для CI/CD).</text:span><text:span text:style-name="T9"/></text:p>
      <text:p text:style-name="Quotations"><text:soft-page-break/><text:span text:style-name="Strong_20_Emphasis"><text:span text:style-name="T9">Актуальность</text:span></text:span><text:span text:style-name="T9"> данной работы обусловлена тем, что комбинация Git/GitHub и Python составляет основу workflow огромного количества проектов — от небольших скриптов до крупных распределенных систем в областях Data Science, веб-разработки, DevOps и автоматизации. Умение грамотно применять эти инструменты в связке критически важно для успешной карьеры в IT.</text:span></text:p>
      <text:p text:style-name="Quotations" loext:marker-style-name="T9"><text:span text:style-name="T9">В ходе практики были выполнены задачи, направленные на моделирование реального процесса разработки: от постановки задачи через Issue до реализации функциональности на Python, оформления изменений в виде коммитов и веток, проведения код-ревью через Pull Request и окончательного слияния кода в основную ветку.</text:span><text:span text:style-name="T9"/></text:p>
      <text:p text:style-name="Quotations"><text:span text:style-name="Strong_20_Emphasis"><text:span text:style-name="T9">Основными задачами практики</text:span></text:span><text:span text:style-name="T9"> стали:</text:span></text:p>
      <text:p text:style-name="Quotations" loext:marker-style-name="T9"><text:span text:style-name="T9">Настройка локального и удаленного (GitHub) рабочего окружения.</text:span><text:span text:style-name="T9"/></text:p>
      <text:p text:style-name="Quotations" loext:marker-style-name="T9"><text:span text:style-name="T9">Реализация конкретных алгоритмов или функциональности на Python согласно требованиям.</text:span><text:span text:style-name="T9"/></text:p>
      <text:p text:style-name="Quotations" loext:marker-style-name="T9"><text:span text:style-name="T9">Организация кода в соответствии с лучшими практиками (структура репозитория, PEP-8).</text:span><text:span text:style-name="T9"/></text:p>
      <text:p text:style-name="Quotations" loext:marker-style-name="T9"><text:span text:style-name="T9">Обеспечение эффективной командной работы (или имитации таковой) с использованием возможностей GitHub.</text:span><text:span text:style-name="T9"/></text:p>
      <text:p text:style-name="Quotations" loext:marker-style-name="T9"><text:span text:style-name="T9">Освоение практик Continuous Integration/Continuous Deployment (CI/CD) на базе GitHub Actions (при наличии соответствующего задания).</text:span><text:span text:style-name="T9"/></text:p>
      <text:p text:style-name="Quotations" loext:marker-style-name="T9"><text:span text:style-name="T9">Данное введение определяет контекст, цели и ключевые направления выполненной практической работы, которая позволила получить и закрепить практические навыки, необходимые для дальнейшей учебной и профессиональной деятельности в области разработки ПО.</text:span><text:span text:style-name="T9"/></text:p>
      <text:p text:style-name="Quotations"><text:span text:style-name="Strong_20_Emphasis"><text:span text:style-name="T9">Ключевые моменты этого введения:</text:span></text:span></text:p>
      <text:p text:style-name="Quotations"><text:soft-page-break/><text:span text:style-name="Strong_20_Emphasis"><text:span text:style-name="T9">Контекст:</text:span></text:span><text:span text:style-name="T9"> Подчеркивает важность Git/GitHub и Python в современной разработке.</text:span></text:p>
      <text:p text:style-name="Quotations"><text:span text:style-name="Strong_20_Emphasis"><text:span text:style-name="T9">Цель:</text:span></text:span><text:span text:style-name="T9"> Четко формулирует, чего хотели достичь в рамках практики.</text:span></text:p>
      <text:p text:style-name="Quotations"><text:span text:style-name="Strong_20_Emphasis"><text:span text:style-name="T9">Актуальность:</text:span></text:span><text:span text:style-name="T9"> Объясняет, почему именно эта комбинация инструментов так важна.</text:span></text:p>
      <text:p text:style-name="Quotations"><text:span text:style-name="Strong_20_Emphasis"><text:span text:style-name="T9">Связка инструментов:</text:span></text:span><text:span text:style-name="T9"> Явно указывает, что работа велась </text:span><text:span text:style-name="Emphasis"><text:span text:style-name="T9">одновременно</text:span></text:span><text:span text:style-name="T9"> с обоими инструментами и их интеграцией.</text:span></text:p>
      <text:p text:style-name="Quotations"><text:span text:style-name="Strong_20_Emphasis"><text:span text:style-name="T9">Основные направления деятельности:</text:span></text:span><text:span text:style-name="T9"> Перечисляет ключевые действия (работа с Git, программирование на Python, командная работа на GitHub, управление проектом).</text:span></text:p>
      <text:p text:style-name="Quotations"><text:span text:style-name="Strong_20_Emphasis"><text:span text:style-name="T9">Конкретные задачи:</text:span></text:span><text:span text:style-name="T9"> Детализирует, что именно делалось (настройка, написание кода, организация, CI/CD).</text:span></text:p>
      <text:p text:style-name="Quotations"><text:span text:style-name="Strong_20_Emphasis"><text:span text:style-name="T9">Значимость:</text:span></text:span><text:span text:style-name="T9"> Указывает на практическую ценность полученных навыков.</text:span></text:p>
      <text:p text:style-name="Quotations"><text:span text:style-name="Strong_20_Emphasis"><text:span text:style-name="T9">Формальный стиль:</text:span></text:span><text:span text:style-name="T9"> Подходит для учебного или отчетного документа.</text:span></text:p>
      <text:p text:style-name="P48" loext:marker-style-name="T9"><text:span text:style-name="T9"/></text:p>
      <text:p text:style-name="P11" loext:marker-style-name="T1"/>
      <text:list xml:id="list125156739" text:style-name="WWNum1">
        <text:list-item>
          <text:h text:style-name="P19" text:outline-level="1" loext:marker-style-name="T1"><text:bookmark-start text:name="_Toc200139135"/><text:span text:style-name="T1">Методы организации работы в команде разработчиков. Системы контроля версий</text:span><text:bookmark-end text:name="_Toc200139135"/><text:span text:style-name="T1"/></text:h>
        </text:list-item>
      </text:list>
      <text:p text:style-name="P14" loext:marker-style-name="T4"><text:span text:style-name="T4">Методы организации работы в команде разработчиков.</text:span><text:span text:style-name="T4"/></text:p>
      <text:p text:style-name="P14" loext:marker-style-name="T1"><text:span text:style-name="T1">Ознакомился с ключевыми аспектами организации работы в команде разработчиков, а также изучить системы контроля версий(в частности </text:span><text:span text:style-name="T6">Git</text:span><text:span text:style-name="T1">/</text:span><text:span text:style-name="T6">GitHub</text:span><text:span text:style-name="T1">), играющие важную роль в современном процессе разработки программного обеспечения.</text:span></text:p>
      <text:p text:style-name="P15" loext:marker-style-name="T1"><text:span text:style-name="T1">В ходе практики мы изучили различные методы организации работы в команде, среди которых наиболее распространенными являются Agile, Scrum и Kanban. Эти методологии позволяют командам более гибко реагировать на изменения требований и эффективно управлять проектами. </text:span><text:span text:style-name="T1"/></text:p>
      <text:p text:style-name="P15" loext:marker-style-name="T1"><text:span text:style-name="T1">Хочу выделить следующие ключевые моменты:</text:span><text:span text:style-name="T1"/></text:p>
      <text:list text:style-name="WWNum26">
        <text:list-item>
          <text:p text:style-name="P21" loext:marker-style-name="T1"><text:span text:style-name="T1">Роли в команде: Каждую команду разработки составляют разные роли, такие как разработчик, тестировщик, аналитик и Scrum-мастер. Каждая роль имеет свои задачи и зоны ответственности, что помогает добиться оптимальной организационной структуры.</text:span><text:span text:style-name="T1"/></text:p>
        </text:list-item>
        <text:list-item>
          <text:p text:style-name="P21" loext:marker-style-name="T1"><text:span text:style-name="T1">Коммуникация: Эффективная коммуникация внутри команды способствует повышению продуктивности. Инструменты, такие как регулярные совещания и средства для обмена сообщениями, помогают поддерживать связь и раскрывать потенциальные проблемы на ранних стадиях.</text:span><text:span text:style-name="T1"/></text:p>
        </text:list-item>
      </text:list>
      <text:p text:style-name="P14" loext:marker-style-name="T1"><text:span text:style-name="T1">3. Планирование и оценка задач: Использование методов планирования, таких как оценка трудоемкости задач и распределение ресурсов, есть обязательным шагом к эффективному управлению проектами. </text:span><text:span text:style-name="T1"/></text:p>
      <text:p text:style-name="P14" loext:marker-style-name="T4"><text:span text:style-name="T4">Системы контроля версий</text:span><text:span text:style-name="T4"/></text:p>
      <text:p text:style-name="P14" loext:marker-style-name="T1"><text:span text:style-name="T1">Также мы подробно ознакомились с системами контроля версий(СКВ), которые являются неотъемлемой частью работы разработчиков. СКВ позволяют отслеживать изменения в коде, управлять версиями и </text:span><text:soft-page-break/><text:span text:style-name="T1">обеспечивать совместную работу над проектом. В практике мы рассматривали наиболее популярную и удобную систему: Git.</text:span><text:span text:style-name="T1"/></text:p>
      <text:p text:style-name="P14" loext:marker-style-name="T1"><text:span text:style-name="T1">Git: Это распределенная система контроля версий, позволяющая разработчикам работать над одной и той же кодовой базой одновременно, при этом сохраняя возможность отката изменений и ведения истории проекта.</text:span><text:span text:style-name="T1"/></text:p>
      <text:p text:style-name="P14" loext:marker-style-name="T1"><text:span text:style-name="T1">Были изучены основные команды этих систем, принципы их работы, таких как создание веток, слияние изменений и разрешение конфликтов.</text:span><text:span text:style-name="T1"/></text:p>
      <text:p text:style-name="P16" loext:marker-style-name="T1"><text:span text:style-name="T4">Инструменты: </text:span><text:span text:style-name="T6">Git/GitHub</text:span></text:p>
      <text:p text:style-name="P13" loext:marker-style-name="T1"/>
      <text:list xml:id="list110208369019896" text:continue-list="list125156739" text:style-name="WWNum1">
        <text:list-item>
          <text:h text:style-name="P20" text:outline-level="1" loext:marker-style-name="T1"><text:bookmark-start text:name="_Toc200139136"/><text:span text:style-name="T1">Цели, задачи, этапы и объекты ревьюирования. Планирование ревьюирования</text:span><text:bookmark-end text:name="_Toc200139136"/><text:span text:style-name="T1"/></text:h>
        </text:list-item>
      </text:list>
      <text:p text:style-name="P16" loext:marker-style-name="T1"><text:span text:style-name="T1">Изучены основные цели, задачи, этапы и объекты ревьюирования, а также процессы планирования, которые способствуют качественной оценке программного обеспечения. Ревьюирование является мощным инструментом для повышения надежности и безопасности разрабатываемых решений, что особенно важно в контексте современных требований к качеству ПО.</text:span><text:span text:style-name="T1"/></text:p>
      <text:p text:style-name="P16" loext:marker-style-name="T4"><text:span text:style-name="T4">Цели и задачи ревьюирования</text:span><text:span text:style-name="T4"/></text:p>
      <text:p text:style-name="P16" loext:marker-style-name="T1"><text:span text:style-name="T1">Основными целями ревьюирования являются:</text:span><text:span text:style-name="T1"/></text:p>
      <text:list text:style-name="WWNum2">
        <text:list-item>
          <text:p text:style-name="P22" loext:marker-style-name="T1"><text:span text:style-name="T1">Выявление и устранение ошибок на ранних этапах разработки, что существенно снижает затраты на исправление в дальнейшем.</text:span><text:span text:style-name="T1"/></text:p>
        </text:list-item>
        <text:list-item>
          <text:p text:style-name="P22" loext:marker-style-name="T1"><text:span text:style-name="T1">Повышение качества и надежности программных продуктов.</text:span><text:span text:style-name="T1"/></text:p>
        </text:list-item>
        <text:list-item>
          <text:p text:style-name="P22" loext:marker-style-name="T1"><text:span text:style-name="T1">Обмен знаниями между членами команды и улучшение коммуникации.</text:span><text:span text:style-name="T1"/></text:p>
        </text:list-item>
      </text:list>
      <text:p text:style-name="P16" loext:marker-style-name="T1"><text:span text:style-name="T1">Задачи ревьюирования включают:</text:span><text:span text:style-name="T1"/></text:p>
      <text:list text:style-name="WWNum3">
        <text:list-item>
          <text:p text:style-name="P23" loext:marker-style-name="T1"><text:span text:style-name="T1">Анализ кода на предмет соответствия установленным стандартам.</text:span><text:span text:style-name="T1"/></text:p>
        </text:list-item>
        <text:list-item>
          <text:p text:style-name="P23" loext:marker-style-name="T1"><text:span text:style-name="T1">Оценка архитектуры и дизайна программного обеспечения.</text:span><text:span text:style-name="T1"/></text:p>
        </text:list-item>
        <text:list-item>
          <text:p text:style-name="P23" loext:marker-style-name="T1"><text:span text:style-name="T1">Проверка на соответствие требованиям и спецификациям.</text:span><text:span text:style-name="T1"/></text:p>
        </text:list-item>
      </text:list>
      <text:p text:style-name="P16" loext:marker-style-name="T1"><text:span text:style-name="T1">Этапы и объекты ревьюирования</text:span><text:span text:style-name="T1"/></text:p>
      <text:p text:style-name="P16" loext:marker-style-name="T1"><text:span text:style-name="T1">Ревьюирование проходит через несколько этапов:</text:span><text:span text:style-name="T1"/></text:p>
      <text:p text:style-name="P16" loext:marker-style-name="T1"><text:span text:style-name="T1">1. Подготовка: выбор объектов обсуждения и формирование команды ревьюеров.</text:span><text:span text:style-name="T1"/></text:p>
      <text:p text:style-name="P16" loext:marker-style-name="T1"><text:span text:style-name="T1">2. Проведение ревью: анализ кода, выявление проблем и формирование замечаний.</text:span><text:span text:style-name="T1"/></text:p>
      <text:p text:style-name="P16" loext:marker-style-name="T1"><text:span text:style-name="T1">3. Обсуждение результатов: совместное обсуждение выявленных недостатков и предложений по их устранению.</text:span><text:span text:style-name="T1"/></text:p>
      <text:p text:style-name="P16" loext:marker-style-name="T1"><text:span text:style-name="T1">4. Составление отчета по результатам ревью, который включает в себя выявленные проблемы и рекомендации.</text:span><text:span text:style-name="T1"/></text:p>
      <text:p text:style-name="P16" loext:marker-style-name="T1"><text:span text:style-name="T1">Объектами ревьюирования могут быть:</text:span><text:span text:style-name="T1"/></text:p>
      <text:list text:style-name="WWNum4">
        <text:list-item>
          <text:p text:style-name="P24" loext:marker-style-name="T1"><text:span text:style-name="T1">Исходный код программ.</text:span><text:span text:style-name="T1"/></text:p>
        </text:list-item>
        <text:list-item>
          <text:p text:style-name="P24" loext:marker-style-name="T1"><text:span text:style-name="T1">Документация.</text:span><text:span text:style-name="T1"/></text:p>
        </text:list-item>
        <text:list-item>
          <text:p text:style-name="P24" loext:marker-style-name="T1"><text:soft-page-break/><text:span text:style-name="T1">Архитектурные решения.</text:span><text:span text:style-name="T1"/></text:p>
        </text:list-item>
      </text:list>
      <text:p text:style-name="P16" loext:marker-style-name="T4"><text:span text:style-name="T4">Планирование ревьюирования</text:span><text:span text:style-name="T4"/></text:p>
      <text:p text:style-name="P16" loext:marker-style-name="T1"><text:span text:style-name="T1">Правильное планирование ревьюирования критически важно для достижения поставленных целей. В ходе практики изучил ключевые аспекты планирования процесса:</text:span><text:span text:style-name="T1"/></text:p>
      <text:list text:style-name="WWNum5">
        <text:list-item>
          <text:p text:style-name="P25" loext:marker-style-name="T1"><text:span text:style-name="T1">Определение объема ревью: выбор компонентов или модулей, которые подлежат анализу.</text:span><text:span text:style-name="T1"/></text:p>
        </text:list-item>
        <text:list-item>
          <text:p text:style-name="P25" loext:marker-style-name="T1"><text:span text:style-name="T1">Установление сроков и поведения ревью: назначение времени для встреч и обсуждений, а также распределение ролей среди участников.</text:span><text:span text:style-name="T1"/></text:p>
        </text:list-item>
        <text:list-item>
          <text:p text:style-name="P25" loext:marker-style-name="T1"><text:span text:style-name="T1">Упрощение коммуникации между членами команды, использование специализированных инструментов для отслеживания замечаний и предложений.</text:span><text:span text:style-name="T1"/></text:p>
        </text:list-item>
      </text:list>
      <text:p text:style-name="P13" loext:marker-style-name="T1"/>
      <text:list xml:id="list110207407546875" text:continue-list="list110208369019896" text:style-name="WWNum1">
        <text:list-item>
          <text:h text:style-name="P20" text:outline-level="1" loext:marker-style-name="T1"><text:bookmark-start text:name="_Toc200139137"/><text:span text:style-name="T1">Цели, корректность и направления анализа программных продуктов. Выбор критериев сравнения</text:span><text:bookmark-end text:name="_Toc200139137"/><text:span text:style-name="T1"/></text:h>
        </text:list-item>
      </text:list>
      <text:p text:style-name="P16" loext:marker-style-name="T1"><text:span text:style-name="T1">Анализ программного обеспечения является важным этапом, позволяющим выявить его сильные и слабые стороны, оценить соответствие требованиям и повысить общее качество разработки.</text:span><text:span text:style-name="T1"/></text:p>
      <text:p text:style-name="P16" loext:marker-style-name="T4"><text:span text:style-name="T4">Цели анализа программных продуктов</text:span><text:span text:style-name="T4"/></text:p>
      <text:p text:style-name="P16" loext:marker-style-name="T1"><text:span text:style-name="T1">Основные цели анализа программных продуктов включают:</text:span><text:span text:style-name="T1"/></text:p>
      <text:p text:style-name="P16" loext:marker-style-name="T1"><text:span text:style-name="T1">1. Оценка качества программного обеспечения: Определение уровня качества и надежности продуктов, что позволяет сделать выводы о их пригодности для использования.</text:span><text:span text:style-name="T1"/></text:p>
      <text:p text:style-name="P16" loext:marker-style-name="T1"><text:span text:style-name="T1">2. Выявление ошибок и уязвимостей: Анализ помогает обнаружить потенциальные проблемы на ранних стадиях, что минимизирует риски и затраты на исправление в будущем.</text:span><text:span text:style-name="T1"/></text:p>
      <text:p text:style-name="P16" loext:marker-style-name="T1"><text:span text:style-name="T1">3. Сравнительный анализ: Позволяет проводить сравнение различных решений и выбирать лучшее на основании сформулированных критериев.</text:span><text:span text:style-name="T1"/></text:p>
      <text:p text:style-name="P16" loext:marker-style-name="T4"><text:span text:style-name="T4">Корректность анализа программных продуктов</text:span><text:span text:style-name="T4"/></text:p>
      <text:p text:style-name="P16" loext:marker-style-name="T1"><text:span text:style-name="T1">Корректность анализа программных продуктов основывается на следующих аспектах:</text:span><text:span text:style-name="T1"/></text:p>
      <text:list text:style-name="WWNum6">
        <text:list-item>
          <text:p text:style-name="P26" loext:marker-style-name="T1"><text:span text:style-name="T1">Актуальность тестируемых характеристик: Необходимо выбирать параметры, которые актуальны и значимы для данного типа программного обеспечения.</text:span><text:span text:style-name="T1"/></text:p>
        </text:list-item>
        <text:list-item>
          <text:p text:style-name="P26" loext:marker-style-name="T1"><text:span text:style-name="T1">Следование установленным стандартам и методикам: Рекомендуется использовать проверенные методики, такие как тестирование на зависимость, функциональное тестирование и статический анализ кода. Это позволит избежать субъективности в оценках.</text:span><text:span text:style-name="T1"/></text:p>
        </text:list-item>
      </text:list>
      <text:p text:style-name="P16" loext:marker-style-name="T4"><text:span text:style-name="T4">Направления анализа программных продуктов</text:span><text:span text:style-name="T4"/></text:p>
      <text:p text:style-name="P16" loext:marker-style-name="T1"><text:span text:style-name="T1">В практике мы выделили несколько направлений анализа программных продуктов:</text:span><text:span text:style-name="T1"/></text:p>
      <text:list text:style-name="WWNum7">
        <text:list-item>
          <text:p text:style-name="P27" loext:marker-style-name="T1"><text:span text:style-name="T1">Функциональный анализ: Оценка соответствия функциональности продукта требованиям и спецификациям.</text:span><text:span text:style-name="T1"/></text:p>
        </text:list-item>
        <text:list-item>
          <text:p text:style-name="P27" loext:marker-style-name="T1"><text:soft-page-break/><text:span text:style-name="T1">Статический анализ: Изучение исходного кода на предмет надежности, читаемости и структурной корректности, без запуска программного обеспечения.</text:span><text:span text:style-name="T1"/></text:p>
        </text:list-item>
        <text:list-item>
          <text:p text:style-name="P27" loext:marker-style-name="T1"><text:span text:style-name="T1">Динамический анализ: Тестирование программы в реальном времени для оценки ее производительности и поведения в процессе эксплуатации.</text:span><text:span text:style-name="T1"/></text:p>
        </text:list-item>
      </text:list>
      <text:p text:style-name="P16" loext:marker-style-name="T4"><text:span text:style-name="T4">Выбор критериев сравнения</text:span><text:span text:style-name="T4"/></text:p>
      <text:p text:style-name="P16" loext:marker-style-name="T1"><text:span text:style-name="T1">При сравнении программных продуктов важно основывать свои выводы на объективных и измеримых критериях. К ним относятся:</text:span><text:span text:style-name="T1"/></text:p>
      <text:p text:style-name="P16" loext:marker-style-name="T1"><text:span text:style-name="T1">- Метрики качества: Например, метрики сложности кода, метрики стиля.</text:span><text:span text:style-name="T1"/></text:p>
      <text:p text:style-name="P16" loext:marker-style-name="T1"><text:span text:style-name="T1">- Производительность: Время отклика, загрузка системы и другие параметры, влияющие на пользовательский опыт.</text:span><text:span text:style-name="T1"/></text:p>
      <text:p text:style-name="P16" loext:marker-style-name="T1"><text:span text:style-name="T1">- Надежность и тестируемость: Устойчивость к ошибкам, легкость в проведении тестов и исправление недостатков.</text:span><text:span text:style-name="T1"/></text:p>
      <text:p text:style-name="P13" loext:marker-style-name="T1"/>
      <text:list xml:id="list110208382532774" text:continue-list="list110207407546875" text:style-name="WWNum1">
        <text:list-item>
          <text:h text:style-name="P20" text:outline-level="1" loext:marker-style-name="T1"><text:bookmark-start text:name="_Toc200139138"/><text:span text:style-name="T1">Представление результатов сравнения. Примеры сравнительного анализа программных продуктов</text:span><text:bookmark-end text:name="_Toc200139138"/><text:span text:style-name="T1"/></text:h>
        </text:list-item>
      </text:list>
      <text:p text:style-name="P16" loext:marker-style-name="T1"><text:span text:style-name="T1">Изучил методы представления результатов сравнительного анализа программных продуктов. Сравнительный анализ позволяет не только выявить сильные и слабые стороны различных решений, но и помогает сделать обоснованный выбор в пользу конкретного продукта, основываясь на фактических данных и критериям оценки.</text:span><text:span text:style-name="T1"/></text:p>
      <text:p text:style-name="P16" loext:marker-style-name="T4"><text:span text:style-name="T4">Представление результатов сравнения</text:span><text:span text:style-name="T4"/></text:p>
      <text:p text:style-name="P16" loext:marker-style-name="T1"><text:span text:style-name="T1">Результаты сравнительного анализа должны быть представлены в ясной и структурированной форме. Основными способами представления являются:</text:span><text:span text:style-name="T1"/></text:p>
      <text:list text:style-name="WWNum8">
        <text:list-item>
          <text:p text:style-name="P28" loext:marker-style-name="T1"><text:span text:style-name="T1">Табличный формат: Позволяет наглядно сравнить различные характеристики программных продуктов. В таблицах можно указать такие параметры, как функциональность, производительность, удобство использования, стоимость, степень поддержки и другие ключевые метрики.</text:span><text:span text:style-name="T1"/></text:p>
        </text:list-item>
        <text:list-item>
          <text:p text:style-name="P28" loext:marker-style-name="T1"><text:span text:style-name="T1">Графики и диаграммы: Визуализированная информация помогает лучше понять отличия между продуктами. Например, можно использовать линейные графики для иллюстрации производительности программ или столбчатые диаграммы для сравнения стоимости лицензий.</text:span><text:span text:style-name="T1"/></text:p>
        </text:list-item>
        <text:list-item>
          <text:p text:style-name="P28" loext:marker-style-name="T1"><text:span text:style-name="T1">Обзорные отчёты: Предоставляют детализированное описание каждого продукта, включая анализ достоинств и недостатков, рекомендации по использованию и области применения.</text:span><text:span text:style-name="T1"/></text:p>
        </text:list-item>
      </text:list>
      <text:p text:style-name="P16" loext:marker-style-name="T4"><text:span text:style-name="T4">Примеры сравнительного анализа программных продуктов</text:span><text:span text:style-name="T4"/></text:p>
      <text:p text:style-name="P16" loext:marker-style-name="T1"><text:span text:style-name="T1">В ходе практики были проведены несколько примеров сравнительного анализа программных продуктов, среди которых:</text:span><text:span text:style-name="T1"/></text:p>
      <text:p text:style-name="P12" loext:marker-style-name="T1"/>
      <text:p text:style-name="P12" loext:marker-style-name="T1"/>
      <text:p text:style-name="P12" loext:marker-style-name="T1"/>
      <text:p text:style-name="P13" loext:marker-style-name="T1"/>
      <text:list text:style-name="WWNum27">
        <text:list-item>
          <text:p text:style-name="P29" loext:marker-style-name="T1"><text:span text:style-name="T1">Сравнительный анализ систем контроля версий (Git vs SVN):</text:span><text:span text:style-name="T1"/></text:p>
        </text:list-item>
      </text:list>
      <text:list text:style-name="WWNum9">
        <text:list-item>
          <text:p text:style-name="P30" loext:marker-style-name="T1"><text:span text:style-name="T1">Таблица сравнения:</text:span><text:span text:style-name="T1"/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 loext:marker-style-name="T1"><text:span text:style-name="T8">Характеристика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Git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SVN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1"><text:span text:style-name="T8">Архитектура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Распределенная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Клиенто-серверная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1"><text:span text:style-name="T8">Поддержка веток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Да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Ограниченная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1"><text:span text:style-name="T8">Производительность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Высокая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Средняя</text:span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1"><text:span text:style-name="T8">Простота использования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Умеренно сложная</text:span><text:span text:style-name="T8"/></text:p>
          </table:table-cell>
          <table:table-cell table:style-name="Таблица1.A1" office:value-type="string">
            <text:p text:style-name="P18" loext:marker-style-name="T1"><text:span text:style-name="T8">Простая</text:span><text:span text:style-name="T8"/></text:p>
          </table:table-cell>
        </table:table-row>
      </table:table>
      <text:p text:style-name="P12" loext:marker-style-name="T1"/>
      <text:list xml:id="list110208321147117" text:continue-numbering="true" text:style-name="WWNum9">
        <text:list-item>
          <text:p text:style-name="P30" loext:marker-style-name="T1"><text:span text:style-name="T1">График производительности: Отображение времени выполнения операций(коммит, слияние) для каждой системы.</text:span><text:span text:style-name="T1"/></text:p>
        </text:list-item>
      </text:list>
      <text:p text:style-name="P16" loext:marker-style-name="T1"><text:span text:style-name="T1">2. Сравнительный анализ браузеровпо соответствующим характеристикам</text:span><text:span text:style-name="T1"/></text:p>
      <text:p text:style-name="P16" loext:marker-style-name="T1"><text:span text:style-name="T1">3. Сравнительный анализ офисных пакетов по соответствующим характеристикам</text:span><text:span text:style-name="T1"/></text:p>
      <text:p text:style-name="P16" loext:marker-style-name="T1"><text:span text:style-name="T1">3. Сравнительный анализ средств просмотра видео по соответствующим характеристикам</text:span><text:span text:style-name="T1"/></text:p>
      <text:p text:style-name="P13" loext:marker-style-name="T1"/>
      <text:list xml:id="list110208071998499" text:continue-list="list110208382532774" text:style-name="WWNum1">
        <text:list-item>
          <text:h text:style-name="P20" text:outline-level="1" loext:marker-style-name="T1"><text:bookmark-start text:name="_Toc200139139"/><text:span text:style-name="T1">Цели, задачи и методы исследования программного кода</text:span><text:bookmark-end text:name="_Toc200139139"/><text:span text:style-name="T1"/></text:h>
        </text:list-item>
      </text:list>
      <text:p text:style-name="P16" loext:marker-style-name="T1"><text:span text:style-name="T1">Ознакомился <text:s/>с основными целями и задачами, а также с различными методами исследования программного кода. Правильное исследование кода — ключевой аспект обеспечения качества программного обеспечения, который позволяет выявить и устранить потенциальные проблемы ещё на ранних этапах разработки.</text:span><text:span text:style-name="T1"/></text:p>
      <text:p text:style-name="P16" loext:marker-style-name="T4"><text:span text:style-name="T4">Цели исследования программного кода</text:span><text:span text:style-name="T4"/></text:p>
      <text:p text:style-name="P16" loext:marker-style-name="T1"><text:span text:style-name="T1">Основные цели исследования программного кода включают:</text:span><text:span text:style-name="T1"/></text:p>
      <text:list text:continue-list="list110208321147117" text:style-name="WWNum9">
        <text:list-item>
          <text:p text:style-name="P30" loext:marker-style-name="T1"><text:span text:style-name="T1">Выявление и устранение дефектов: Раннее обнаружение ошибок и уязвимостей в коде позволяет свести к минимуму затраты на исправление в будущем.</text:span><text:span text:style-name="T1"/></text:p>
        </text:list-item>
        <text:list-item>
          <text:p text:style-name="P30" loext:marker-style-name="T1"><text:span text:style-name="T1">Повышение качества кода: Целью является не только поиск ошибок, но и оптимизация структуры, стилевых решений и производительности программного обеспечения.</text:span><text:span text:style-name="T1"/></text:p>
        </text:list-item>
        <text:list-item>
          <text:p text:style-name="P30" loext:marker-style-name="T1"><text:span text:style-name="T1">Соблюдение стандартов разработки: Исследование кода помогает убедиться в соответствии кода принятым стандартам и практикам, что способствует улучшению его читаемости и поддерживаемости.</text:span><text:span text:style-name="T1"/></text:p>
        </text:list-item>
      </text:list>
      <text:p text:style-name="P16" loext:marker-style-name="T4"><text:span text:style-name="T4">Задачи исследования программного кода</text:span><text:span text:style-name="T4"/></text:p>
      <text:p text:style-name="P16" loext:marker-style-name="T1"><text:span text:style-name="T1">Задачи, которые ставятся перед исследованием программного кода, могут включать:</text:span><text:span text:style-name="T1"/></text:p>
      <text:list text:style-name="WWNum10">
        <text:list-item>
          <text:p text:style-name="P31" loext:marker-style-name="T1"><text:span text:style-name="T1">Анализ соответствия кода требованиям спецификации и функциональным требованиям.</text:span><text:span text:style-name="T1"/></text:p>
        </text:list-item>
        <text:list-item>
          <text:p text:style-name="P31" loext:marker-style-name="T1"><text:span text:style-name="T1">Оценка структуры и архитектуры программного обеспечения.</text:span><text:span text:style-name="T1"/></text:p>
        </text:list-item>
        <text:list-item>
          <text:p text:style-name="P31" loext:marker-style-name="T1"><text:span text:style-name="T1">Выявление "технического долга" и анализ возможностей его сокращения.</text:span><text:span text:style-name="T1"/></text:p>
        </text:list-item>
        <text:list-item>
          <text:p text:style-name="P31" loext:marker-style-name="T1"><text:span text:style-name="T1">Проверка безопасности кода, идентификация потенциальных уязвимостей.</text:span><text:span text:style-name="T1"/></text:p>
        </text:list-item>
      </text:list>
      <text:p text:style-name="P16" loext:marker-style-name="T4"><text:span text:style-name="T4">Методы исследования программного кода</text:span><text:span text:style-name="T4"/></text:p>
      <text:p text:style-name="P16" loext:marker-style-name="T1"><text:span text:style-name="T1">В рамках практики изучили различные методы исследования программного кода, среди которых:</text:span><text:span text:style-name="T1"/></text:p>
      <text:list text:style-name="WWNum11">
        <text:list-item>
          <text:p text:style-name="P32" loext:marker-style-name="T1"><text:soft-page-break/><text:span text:style-name="T1">Статический анализ: Метод, который позволяет проверять исходный код без его выполнения. Используются специальные инструменты для выявления ошибок, несоответствий стандартам и уязвимостей.</text:span><text:span text:style-name="T1"/></text:p>
        </text:list-item>
        <text:list-item>
          <text:p text:style-name="P32" loext:marker-style-name="T1"><text:span text:style-name="T1">Динамический анализ: В отличие от статического, этот метод включает выполнение программы и оценку её поведения в реальных условиях. Динамический анализ помогает выявить проблемы производительности и ошибки, которые могут проявляться только при выполнении кода.</text:span><text:span text:style-name="T1"/></text:p>
        </text:list-item>
        <text:list-item>
          <text:p text:style-name="P32" loext:marker-style-name="T1"><text:span text:style-name="T1">Код-ревью: Процесс, в котором коллеги по команде анализируют код друг друга с целью выявления проблем и предложений по улучшению. Это не только помогает находить ошибки, но и способствует обмену знаниями в команде.</text:span><text:span text:style-name="T1"/></text:p>
        </text:list-item>
        <text:list-item>
          <text:p text:style-name="P32" loext:marker-style-name="T1"><text:span text:style-name="T1">Unit-тестирование: Метод, направленный на тестирование отдельных модулей или функций кода для проверки их корректности. Тесты помогают убедиться, что код работает как ожидается при различных условиях.</text:span><text:span text:style-name="T1"/></text:p>
        </text:list-item>
      </text:list>
      <text:p text:style-name="P13" loext:marker-style-name="T1"/>
      <text:list xml:id="list110207404774098" text:continue-list="list110208071998499" text:style-name="WWNum1">
        <text:list-item>
          <text:h text:style-name="P20" text:outline-level="1" loext:marker-style-name="T1"><text:bookmark-start text:name="_Toc200139140"/><text:span text:style-name="T1">Измерительные методы оценки программ: назначение, условия применения.</text:span><text:bookmark-end text:name="_Toc200139140"/><text:span text:style-name="T1"/></text:h>
        </text:list-item>
      </text:list>
      <text:p text:style-name="P16" loext:marker-style-name="T1"><text:span text:style-name="T1">Исследовал измерительные методы оценки программного обеспечения. Эти методы играют важную роль в обеспечении качества и надежности программных продуктов, позволяя объективно оценивать их характеристики и выявлять области для улучшения.</text:span><text:span text:style-name="T1"/></text:p>
      <text:p text:style-name="P16" loext:marker-style-name="T4"><text:span text:style-name="T4">Назначение измерительных методов оценки программ</text:span><text:span text:style-name="T4"/></text:p>
      <text:p text:style-name="P16" loext:marker-style-name="T1"><text:span text:style-name="T1">Измерительные методы предназначены для:</text:span><text:span text:style-name="T1"/></text:p>
      <text:list text:style-name="WWNum12">
        <text:list-item>
          <text:p text:style-name="P33" loext:marker-style-name="T1"><text:span text:style-name="T1">Оценки качества программного обеспечения: Позволяют выявить уровень соответствия программных продуктов установленным стандартам и требованиям, что способствует повышению доверия пользователей к продуктам.</text:span><text:span text:style-name="T1"/></text:p>
        </text:list-item>
        <text:list-item>
          <text:p text:style-name="P33" loext:marker-style-name="T1"><text:span text:style-name="T1">Выявления проблемных областей: Помогают определить участки кода или функциональности, требующие улучшений или исправлений.</text:span><text:span text:style-name="T1"/></text:p>
        </text:list-item>
        <text:list-item>
          <text:p text:style-name="P33" loext:marker-style-name="T1"><text:span text:style-name="T1">Сравнительного анализа: Обеспечивают возможность сравнивать различные версии одного и того же продукта или различные продукты на основе объективных метрик, что упрощает процесс выбора оптимального решения.</text:span><text:span text:style-name="T1"/></text:p>
        </text:list-item>
      </text:list>
      <text:p text:style-name="P16" loext:marker-style-name="T4"><text:span text:style-name="T4">Условия применения измерительных методов оценки программ</text:span><text:span text:style-name="T4"/></text:p>
      <text:p text:style-name="P16" loext:marker-style-name="T1"><text:span text:style-name="T1">Применение измерительных методов возможно при соблюдении следующих условий:</text:span><text:span text:style-name="T1"/></text:p>
      <text:list text:style-name="WWNum13">
        <text:list-item>
          <text:p text:style-name="P34" loext:marker-style-name="T1"><text:span text:style-name="T1">Наличие четких критериев качества: Для успешной оценки необходимо определение конкретных критериев, по которым будет проводиться измерение(например, производительность, стабильность, безопасность).</text:span><text:span text:style-name="T1"/></text:p>
        </text:list-item>
        <text:list-item>
          <text:p text:style-name="P34" loext:marker-style-name="T1"><text:span text:style-name="T1">Доступность необходимых инструментов и методик: Нужно использовать надежные инструменты для проведения измерений, такие как статические анализаторы, профилировщики производительности и системы для автоматизированного тестирования.</text:span><text:span text:style-name="T1"/></text:p>
        </text:list-item>
        <text:list-item>
          <text:p text:style-name="P34" loext:marker-style-name="T1"><text:soft-page-break/><text:span text:style-name="T1">Условия репрезентативности: Среда тестирования должна быть как можно ближе к реальным условиям эксплуатации программы. Это поможет получить более точные результаты оценок и выявить потенциальные проблемы.</text:span><text:span text:style-name="T1"/></text:p>
        </text:list-item>
        <text:list-item>
          <text:p text:style-name="P34" loext:marker-style-name="T1"><text:span text:style-name="T1">Определение временных рамок: Необходимо установить временные границы для проведения измерительных процессов, чтобы получить актуальные данные, которые будут отражать текущее состояние программного обеспечения.</text:span><text:span text:style-name="T1"/></text:p>
        </text:list-item>
      </text:list>
      <text:p text:style-name="P13" loext:marker-style-name="T1"/>
      <text:list xml:id="list110208585274213" text:continue-list="list110207404774098" text:style-name="WWNum1">
        <text:list-item>
          <text:h text:style-name="P20" text:outline-level="1" loext:marker-style-name="T1"><text:bookmark-start text:name="_Toc200139141"/><text:span text:style-name="T1">Корректность программ. Эталоны и методы проверки корректности</text:span><text:bookmark-end text:name="_Toc200139141"/><text:span text:style-name="T1"/></text:h>
        </text:list-item>
      </text:list>
      <text:p text:style-name="P16" loext:marker-style-name="T1"><text:span text:style-name="T1">Ознакомился с концепцией корректности программ. Корректность программного обеспечения является критически важной характеристикой, так как она определяет, насколько программа отвечает заданным спецификациям и требованиям. Исследование методов проверки корректности и применение эталонов позволяет повысить уровень доверия к программным продуктам.</text:span><text:span text:style-name="T1"/></text:p>
      <text:p text:style-name="P16" loext:marker-style-name="T4"><text:span text:style-name="T4">Корректность программ</text:span><text:span text:style-name="T4"/></text:p>
      <text:p text:style-name="P16" loext:marker-style-name="T1"><text:span text:style-name="T1">Корректность программы можно определить как её соответствие заранее установленным требованиям и ожиданиям, включая как функциональные, так и нефункциональные характеристики. Обеспечение корректности программ требует системного подхода и применения различных методов исследования.</text:span><text:span text:style-name="T1"/></text:p>
      <text:p text:style-name="P16" loext:marker-style-name="T4"><text:span text:style-name="T4">Эталоны корректности</text:span><text:span text:style-name="T4"/></text:p>
      <text:p text:style-name="P16" loext:marker-style-name="T1"><text:span text:style-name="T1">Эталоны корректности характеризуются набором требований и спецификаций, которым программа должна соответствовать. Основные типы эталонов включают:</text:span><text:span text:style-name="T1"/></text:p>
      <text:list text:style-name="WWNum14">
        <text:list-item>
          <text:p text:style-name="P35" loext:marker-style-name="T1"><text:span text:style-name="T1">Технические спецификации: Документация, в которой описываются функциональные и нефункциональные требования к системе.</text:span><text:span text:style-name="T1"/></text:p>
        </text:list-item>
        <text:list-item>
          <text:p text:style-name="P35" loext:marker-style-name="T1"><text:span text:style-name="T1">Математические модели: Формальные модели, которые используются для определения и формализации требований к корректности.</text:span><text:span text:style-name="T1"/></text:p>
        </text:list-item>
        <text:list-item>
          <text:p text:style-name="P35" loext:marker-style-name="T1"><text:span text:style-name="T1">Стандарты разработки: Определенные индустриальные или организационные практики и правила, которым следуют при разработке программного обеспечения.</text:span><text:span text:style-name="T1"/></text:p>
        </text:list-item>
      </text:list>
      <text:p text:style-name="P16" loext:marker-style-name="T4"><text:span text:style-name="T4">Методы проверки корректности</text:span><text:span text:style-name="T4"/></text:p>
      <text:p text:style-name="P16" loext:marker-style-name="T1"><text:span text:style-name="T1">В рамках практики были изучены несколько методов проверки корректности программ:</text:span><text:span text:style-name="T1"/></text:p>
      <text:list text:style-name="WWNum15">
        <text:list-item>
          <text:p text:style-name="P36" loext:marker-style-name="T1"><text:span text:style-name="T1">Статический анализ: Этот метод заключается в анализе исходного кода без его выполнения с целью выявления потенциальных проблем, нарушений стиля и несоответствий требованиям спецификации. </text:span><text:soft-page-break/><text:span text:style-name="T1">Инструменты статического анализа помогают находить ошибки на этапе разработки, что способствует экономии времени и ресурсов.</text:span><text:span text:style-name="T1"/></text:p>
        </text:list-item>
        <text:list-item>
          <text:p text:style-name="P36" loext:marker-style-name="T1"><text:span text:style-name="T1">Динамический анализ: В отличие от статического, этот метод включает выполнение программы для проверки её поведения. Динамический анализ позволяет выявлять ошибки, которые могут проявляться только в процессе выполнения, включая проблемы производительности и утечки памяти.</text:span><text:span text:style-name="T1"/></text:p>
        </text:list-item>
        <text:list-item>
          <text:p text:style-name="P36" loext:marker-style-name="T1"><text:span text:style-name="T1">Формальная верификация: Этот метод применяется для математического доказательства корректности программ. Формальные методы обеспечивают высокий уровень уверенности в корректности программ, особенно для критически важных систем.</text:span><text:span text:style-name="T1"/></text:p>
        </text:list-item>
        <text:list-item>
          <text:p text:style-name="P36" loext:marker-style-name="T1"><text:span text:style-name="T1">Модульное тестирование: Тестирование отдельных модулей программы на предмет их соответствия спецификациям. Это помогает убедиться, что каждая часть программы работает правильно и в соответствии с заданными требованиями.</text:span><text:span text:style-name="T1"/></text:p>
        </text:list-item>
      </text:list>
      <text:p text:style-name="P13" loext:marker-style-name="T1"/>
      <text:list xml:id="list110207529527168" text:continue-list="list110208585274213" text:style-name="WWNum1">
        <text:list-item>
          <text:h text:style-name="P20" text:outline-level="1" loext:marker-style-name="T1"><text:bookmark-start text:name="_Toc200139142"/><text:span text:style-name="T1">Метрики, направления применения метрик. Метрики сложности. Метрики стилистики.</text:span><text:bookmark-end text:name="_Toc200139142"/><text:span text:style-name="T1"/></text:h>
        </text:list-item>
      </text:list>
      <text:p text:style-name="P16" loext:marker-style-name="T1"><text:span text:style-name="T1">Ознакомился с важностью метрик в оценке качества программного обеспечения. Метрики позволяют количественно оценивать различные аспекты кода, что способствует выявлению проблем и улучшению его характеристик. В данном отчете рассматриваются направления применения метрик, а также различные категории метрик, включая метрики сложности и метрики стилистики.</text:span><text:span text:style-name="T1"/></text:p>
      <text:p text:style-name="P16" loext:marker-style-name="T4"><text:span text:style-name="T4">Направления применения метрик</text:span><text:span text:style-name="T4"/></text:p>
      <text:p text:style-name="P16" loext:marker-style-name="T1"><text:span text:style-name="T1">Метрики применяются в нескольких направлениях:</text:span><text:span text:style-name="T1"/></text:p>
      <text:list text:style-name="WWNum16">
        <text:list-item>
          <text:p text:style-name="P37" loext:marker-style-name="T1"><text:span text:style-name="T1">Оценка качества кода: Позволяют выявлять участки кода, требующие улучшений, и обеспечивают объективную оценку его качества.</text:span><text:span text:style-name="T1"/></text:p>
        </text:list-item>
        <text:list-item>
          <text:p text:style-name="P37" loext:marker-style-name="T1"><text:span text:style-name="T1">Управление техническим долгом: Помогают определить и оценить технический долг, что позволяет планировать мероприятия по его снижению.</text:span><text:span text:style-name="T1"/></text:p>
        </text:list-item>
        <text:list-item>
          <text:p text:style-name="P37" loext:marker-style-name="T1"><text:span text:style-name="T1">Сравнительный анализ: Оценивают эффективность различных подходов к разработке или сравнивают разные версии программного обеспечения.</text:span><text:span text:style-name="T1"/></text:p>
        </text:list-item>
        <text:list-item>
          <text:p text:style-name="P37" loext:marker-style-name="T1"><text:span text:style-name="T1">Прогнозирование затрат: Включают метрики, позволяющие оценить временные и ресурсные затраты на разработку и поддержку программного продукта.</text:span><text:span text:style-name="T1"/></text:p>
        </text:list-item>
      </text:list>
      <text:p text:style-name="P16" loext:marker-style-name="T4"><text:span text:style-name="T4">Метрики сложности</text:span><text:span text:style-name="T4"/></text:p>
      <text:p text:style-name="P16" loext:marker-style-name="T1"><text:span text:style-name="T1">Метрики сложности используются для оценки сложности кода, что напрямую влияет на его читабельность и сопровождаемость. К основным метрикам сложности относятся:</text:span><text:span text:style-name="T1"/></text:p>
      <text:list text:style-name="WWNum17">
        <text:list-item>
          <text:p text:style-name="P38" loext:marker-style-name="T1"><text:span text:style-name="T1">Метрика цикломатической сложности: Измеряет число линейно независимых путей через программу. Чем выше это значение, тем сложнее код для тестирования и сопровождения.</text:span><text:span text:style-name="T1"/></text:p>
        </text:list-item>
        <text:list-item>
          <text:p text:style-name="P38" loext:marker-style-name="T1"><text:span text:style-name="T1">Количество строк кода(LOC): Простой, но полезный показатель, показывающий объем кода. Однако высокая метрика LOC не всегда </text:span><text:soft-page-break/><text:span text:style-name="T1">отражает сложность, так как может зависеть от стиля программирования.</text:span><text:span text:style-name="T1"/></text:p>
        </text:list-item>
        <text:list-item>
          <text:p text:style-name="P38" loext:marker-style-name="T1"><text:span text:style-name="T1">Число коммитов и изменений: Это метрики, которые позволяет оценить, сколько раз код изменялся, что может быть показателем сложности проекта.</text:span><text:span text:style-name="T1"/></text:p>
        </text:list-item>
      </text:list>
      <text:p text:style-name="P16" loext:marker-style-name="T4"><text:span text:style-name="T4">Метрики стилистики</text:span><text:span text:style-name="T4"/></text:p>
      <text:p text:style-name="P16" loext:marker-style-name="T1"><text:span text:style-name="T1">Метрики стилистики фокусируются на оформлении и структуре кода, что также влияет на его понимание и поддержку. К ним относятся:</text:span><text:span text:style-name="T1"/></text:p>
      <text:p text:style-name="P12" loext:marker-style-name="T1"/>
      <text:list text:style-name="WWNum18">
        <text:list-item>
          <text:p text:style-name="P39" loext:marker-style-name="T1"><text:span text:style-name="T1">Индексы согласованности именования: Измеряют, насколько последовательно используются имена переменных и функций, что важно для читаемости кода.</text:span><text:span text:style-name="T1"/></text:p>
        </text:list-item>
        <text:list-item>
          <text:p text:style-name="P39" loext:marker-style-name="T1"><text:span text:style-name="T1">Коэффициенты дублирования кода: Оценка количества повторяющихся фрагментов кода. Высокий уровень дублирования может свидетельствовать о низком качестве кода и необходимости его рефакторинга.</text:span><text:span text:style-name="T1"/></text:p>
        </text:list-item>
        <text:list-item>
          <text:p text:style-name="P39" loext:marker-style-name="T1"><text:span text:style-name="T1">Стандарты оформления кода: Проверка на соответствие установленным стандартам оформления, что способствует унификации кода и облегчает его поддержку командой разработчиков. </text:span><text:span text:style-name="T1"/></text:p>
        </text:list-item>
      </text:list>
      <text:p text:style-name="P13" loext:marker-style-name="T1"/>
      <text:list xml:id="list110207579567738" text:continue-list="list110207529527168" text:style-name="WWNum1">
        <text:list-item>
          <text:h text:style-name="P20" text:outline-level="1" loext:marker-style-name="T1"><text:bookmark-start text:name="_Toc200139143"/><text:span text:style-name="T1">Исследование программного кода на предмет ошибок и отклонения от алгоритма</text:span><text:bookmark-end text:name="_Toc200139143"/><text:span text:style-name="T1"/></text:h>
        </text:list-item>
      </text:list>
      <text:p text:style-name="P16" loext:marker-style-name="T1"><text:span text:style-name="T1">Изучил методы и подходы, которые позволяют исследовать программный код на предмет ошибок и отклонений от заданного алгоритма. Это исследование является критически важным для обеспечения качества программного обеспечения и достижения его соответствия установленным требованиям.</text:span><text:span text:style-name="T1"/></text:p>
      <text:p text:style-name="P16" loext:marker-style-name="T4"><text:span text:style-name="T4">Методы исследования кода</text:span><text:span text:style-name="T4"/></text:p>
      <text:p text:style-name="P16" loext:marker-style-name="T1"><text:span text:style-name="T1">Исследование программного кода включает различные методики и инструменты, которые помогают выявить ошибки и несоответствия:</text:span><text:span text:style-name="T1"/></text:p>
      <text:list text:style-name="WWNum19">
        <text:list-item>
          <text:p text:style-name="P40" loext:marker-style-name="T1"><text:span text:style-name="T1">Статический анализ кода: Этот метод включает проверку кода без его выполнения, что позволяет выявить потенциальные проблемы, такие как синтаксические ошибки, несоответствия правилам стиля и нарушения логики программы. </text:span><text:span text:style-name="T1"/></text:p>
        </text:list-item>
        <text:list-item>
          <text:p text:style-name="P40" loext:marker-style-name="T1"><text:span text:style-name="T1">Динамический анализ: В отличие от статического, этот метод включает выполнение программы для наблюдения за её поведением. Динамическое тестирование позволяет находить ошибки, которые могут проявляться только в процессе выполнения, а также выявлять проблемы с производительностью.</text:span><text:span text:style-name="T1"/></text:p>
        </text:list-item>
        <text:list-item>
          <text:p text:style-name="P40" loext:marker-style-name="T1"><text:span text:style-name="T1">Тестирование на основе спецификаций: Этот подход включает проверку соответствия результатов работы программы заданным спецификациям и алгоритмам. С помощью модульного и интеграционного тестирования можно удостовериться, что каждая часть кода работает корректно и результаты соответствуют ожиданиям.</text:span><text:span text:style-name="T1"/></text:p>
        </text:list-item>
        <text:list-item>
          <text:p text:style-name="P40" loext:marker-style-name="T1"><text:span text:style-name="T1">Анализ отклонений от алгоритма: Этот метод направлен на выявление случаев, когда программа отклоняется от заданного алгоритма. Студенты изучают, как логика кода может привести к ошибкам, и используют отладку, чтобы проанализировать причины несоответствий.</text:span><text:span text:style-name="T1"/></text:p>
        </text:list-item>
      </text:list>
      <text:p text:style-name="P13" loext:marker-style-name="T1"/>
      <text:list xml:id="list110208043199534" text:continue-list="list110207579567738" text:style-name="WWNum1">
        <text:list-item>
          <text:h text:style-name="P20" text:outline-level="1" loext:marker-style-name="T1"><text:bookmark-start text:name="_Toc200139144"/><text:span text:style-name="T1">Программные измерительные мониторы</text:span><text:bookmark-end text:name="_Toc200139144"/><text:span text:style-name="T1"/></text:h>
        </text:list-item>
      </text:list>
      <text:p text:style-name="P16" loext:marker-style-name="T1"><text:span text:style-name="T1">Изучил концепцию программных измерительных мониторов. Эти инструменты играют важную роль в процессе разработки программного обеспечения, поскольку позволяют отслеживать производительность приложения, выявлять узкие места и обеспечивать качество кода. В данном отчете рассматриваются основные аспекты работы программных измерительных мониторов и их применение в практике ревьюирования кода.</text:span><text:span text:style-name="T1"/></text:p>
      <text:p text:style-name="P16" loext:marker-style-name="T4"><text:span text:style-name="T4">Определение программных измерительных мониторов</text:span><text:span text:style-name="T4"/></text:p>
      <text:p text:style-name="P16" loext:marker-style-name="T1"><text:span text:style-name="T1">Программные измерительные мониторы(или метрики производительности) — это программные инструменты, которые собирают и анализируют данные о функционировании программного обеспечения. Они помогают разработчикам получить представление о параметрах производительности, таких как скорость выполнения, использование ресурсов и частота сбоев. Использование таких мониторов позволяет выявить проблемы и оптимизировать код еще на этапе разработки.</text:span><text:span text:style-name="T1"/></text:p>
      <text:p text:style-name="P16" loext:marker-style-name="T4"><text:span text:style-name="T4">Типы метрик</text:span><text:span text:style-name="T4"/></text:p>
      <text:list text:style-name="WWNum20">
        <text:list-item>
          <text:p text:style-name="P41" loext:marker-style-name="T1"><text:span text:style-name="T1">Метрики производительности: Они измеряют время выполнения программных операций и скорость обработки данных. Метрики могут включать время отклика системы, время загрузки страниц и задержки при выполнении запросов.</text:span><text:span text:style-name="T1"/></text:p>
        </text:list-item>
        <text:list-item>
          <text:p text:style-name="P41" loext:marker-style-name="T1"><text:span text:style-name="T1">Метрики использования ресурсов: Эти метрики отслеживают использование процессора, памяти, дискового пространства и сети. Это позволяет выявить участки кода, которые могут вызывать избыточное использование ресурсов.</text:span><text:span text:style-name="T1"/></text:p>
        </text:list-item>
        <text:list-item>
          <text:p text:style-name="P41" loext:marker-style-name="T1"><text:span text:style-name="T1">Метрики стабильности: Они определяют частоту сбоев и ошибок в работе программы. Высокая частота ошибок сигнализирует о необходимости доработки кода и улучшения его качества.</text:span><text:span text:style-name="T1"/></text:p>
        </text:list-item>
      </text:list>
      <text:p text:style-name="P16" loext:marker-style-name="T4"><text:span text:style-name="T4">Подходы к применению</text:span><text:span text:style-name="T4"/></text:p>
      <text:p text:style-name="P16" loext:marker-style-name="T1"><text:span text:style-name="T1">Для эффективного использования программных измерительных мониторов изучили различные подходы:</text:span><text:span text:style-name="T1"/></text:p>
      <text:list text:style-name="WWNum21">
        <text:list-item>
          <text:p text:style-name="P42" loext:marker-style-name="T1"><text:soft-page-break/><text:span text:style-name="T1">Непрерывный мониторинг: Этот метод включает интеграцию мониторов в процессы разработки и тестирования, позволяя собирать данные в реальном времени.</text:span><text:span text:style-name="T1"/></text:p>
        </text:list-item>
        <text:list-item>
          <text:p text:style-name="P42" loext:marker-style-name="T1"><text:span text:style-name="T1">Анализ данных: Применение специализированных аналитических инструментов для обработки и визуализации собранных данных. Это помогает разработчикам выявить закономерности и принять обоснованные решения по оптимизации.</text:span><text:span text:style-name="T1"/></text:p>
        </text:list-item>
        <text:list-item>
          <text:p text:style-name="P42" loext:marker-style-name="T1"><text:span text:style-name="T1">Регулярные ревью: Вместе с анализом данных, регулярные проверки кода и его производительности позволяют команде разработчиков поддерживать высокие стандарты качества и эффективно реагировать на возникшие проблемы.</text:span><text:span text:style-name="T1"/></text:p>
        </text:list-item>
      </text:list>
      <text:p text:style-name="P13" loext:marker-style-name="T1"/>
      <text:list xml:id="list110207479144606" text:continue-list="list110208043199534" text:style-name="WWNum1">
        <text:list-item>
          <text:h text:style-name="P20" text:outline-level="1" loext:marker-style-name="T1"><text:bookmark-start text:name="_Toc200139145"/><text:span text:style-name="T1">Применение отладчиков и дизассемблера</text:span><text:bookmark-end text:name="_Toc200139145"/><text:span text:style-name="T1"/></text:h>
        </text:list-item>
      </text:list>
      <text:p text:style-name="P16" loext:marker-style-name="T1"><text:span text:style-name="T1">Изучил важность и применение отладчиков и дизассемблеров для анализа программного кода. Эти инструменты позволяют разработчикам глубже понять работу программ, выявлять и исправлять ошибки, а также проводить анализ производительности. В данном отчете рассматриваются основные аспекты работы с отладчиками и дизассемблерами, в частности на примере инструмента </text:span><text:span text:style-name="T6">Ghidra</text:span><text:span text:style-name="T1">.</text:span></text:p>
      <text:p text:style-name="P16" loext:marker-style-name="T4"><text:span text:style-name="T4">Определение отладчиков и дизассемблеров</text:span><text:span text:style-name="T4"/></text:p>
      <text:p text:style-name="P16" loext:marker-style-name="T1"><text:span text:style-name="T1">Отладчики — это инструменты, которые позволяют разработчикам выполнять код построчно, просматривать значения переменных и отслеживать поток выполнения программы. Дизассемблеры, такие как </text:span><text:span text:style-name="T6">Ghidra</text:span><text:span text:style-name="T1">, преобразуют машинный код обратно в ассемблерный, что облегчает анализ и понимание низкоуровневой работы программы.</text:span></text:p>
      <text:p text:style-name="P16" loext:marker-style-name="T4"><text:span text:style-name="T4">Применение отладчиков</text:span><text:span text:style-name="T4"/></text:p>
      <text:list text:style-name="WWNum22">
        <text:list-item>
          <text:p text:style-name="P43" loext:marker-style-name="T1"><text:span text:style-name="T1">Выявление ошибок: Отладчики позволяют выявлять ошибки, наблюдая за состоянием приложения в реальном времени. Это важно для поиска логических ошибок и проблем с производительностью.</text:span><text:span text:style-name="T1"/></text:p>
        </text:list-item>
        <text:list-item>
          <text:p text:style-name="P43" loext:marker-style-name="T1"><text:span text:style-name="T1">Анализ потока выполнения: С помощью отладчика студенты могут отслеживать, какие функции и методы вызываются, и анализировать, как изменяются переменные во время выполнения программы.</text:span><text:span text:style-name="T1"/></text:p>
        </text:list-item>
        <text:list-item>
          <text:p text:style-name="P43" loext:marker-style-name="T1"><text:span text:style-name="T1">Тестирование и профилирование: Отладчики помогают в тестировании отдельных модулей и функций, а также в профилировании производительности, выявляя узкие места в коде.</text:span><text:span text:style-name="T1"/></text:p>
        </text:list-item>
      </text:list>
      <text:p text:style-name="P16" loext:marker-style-name="T4"><text:span text:style-name="T4">Применение дизассемблера </text:span><text:span text:style-name="T7">Ghidra</text:span></text:p>
      <text:list text:style-name="WWNum23">
        <text:list-item>
          <text:p text:style-name="P44" loext:marker-style-name="T1"><text:span text:style-name="T1">Анализ бинарников: </text:span><text:span text:style-name="T6">Ghidra</text:span><text:span text:style-name="T1"> позволяет проводить статический анализ бинарных файлов, что полезно для изучения работы защищенных или закрытых программ, когда исходный код недоступен.</text:span></text:p>
        </text:list-item>
        <text:list-item>
          <text:p text:style-name="P44" loext:marker-style-name="T1"><text:span text:style-name="T1">Исследование уязвимостей: Дизассемблирование позволяет находить уязвимости в коде, анализируя его на более низком уровне, что способствует повышению безопасности программ.</text:span><text:span text:style-name="T1"/></text:p>
        </text:list-item>
        <text:list-item>
          <text:p text:style-name="P44" loext:marker-style-name="T1"><text:soft-page-break/><text:span text:style-name="T1">Реверс-инжиниринг: </text:span><text:span text:style-name="T6">Ghidra</text:span><text:span text:style-name="T1"> предоставляет возможности для реверс-инжиниринга, что может быть полезным для изучения старых или устаревших систем, а также для создания патчей и улучшений к программному обеспечению.</text:span></text:p>
        </text:list-item>
      </text:list>
      <text:p text:style-name="P13" loext:marker-style-name="T1"/>
      <text:list xml:id="list110208681103065" text:continue-list="list110207479144606" text:style-name="WWNum1">
        <text:list-item>
          <text:h text:style-name="P20" text:outline-level="1" loext:marker-style-name="T1"><text:bookmark-start text:name="_Toc200139146"/><text:span text:style-name="T1">Зашита программ от исследования</text:span><text:bookmark-end text:name="_Toc200139146"/><text:span text:style-name="T1"/></text:h>
        </text:list-item>
      </text:list>
      <text:p text:style-name="P16" loext:marker-style-name="T1"><text:span text:style-name="T1">Ознакомился с важными аспектами защиты программного обеспечения от анализа и исследования. Современные программы, особенно те, которые содержат интеллектуальную собственность или чувствительные данные, должны быть защищены от реверс-инжиниринга и других видов анализа. Данная часть отчёта посвящена методам и инструментам, использующимся для повышения безопасности программ и защиты их от несанкционированного исследования.</text:span><text:span text:style-name="T1"/></text:p>
      <text:p text:style-name="P16" loext:marker-style-name="T4"><text:span text:style-name="T4">Определение защиты программ</text:span><text:span text:style-name="T4"/></text:p>
      <text:p text:style-name="P16" loext:marker-style-name="T4"><text:span text:style-name="T1">Защита программ от исследования включает в себя различные техники и подходы, направленные на затруднение анализа кода и предотвращение его несанкционированного использования. Это может быть реализовано через программные защитные механизмы, криптографические методы и обфускацию кода.</text:span><text:span text:style-name="T4"/></text:p>
      <text:p text:style-name="P16" loext:marker-style-name="T4"><text:span text:style-name="T4">Методы защиты</text:span><text:span text:style-name="T4"/></text:p>
      <text:list text:style-name="WWNum24">
        <text:list-item>
          <text:p text:style-name="P45" loext:marker-style-name="T1"><text:span text:style-name="T1">Обфускация кода: Этот метод включает изменение исходного кода или скомпилированного бинарного файла таким образом, чтобы сделать его трудночитаемым и сложным для понимания. Применение обфускаторов помогает защитить бизнес-логики и алгоритмы от анализа и реверс-инжиниринга.</text:span><text:span text:style-name="T1"/></text:p>
        </text:list-item>
        <text:list-item>
          <text:p text:style-name="P45" loext:marker-style-name="T1"><text:span text:style-name="T1">Шифрование: Для защиты данных, передаваемых и хранящихся программой, широко применяются криптографические алгоритмы, которые шифруют информацию, делая ее непонятной без соответствующего ключа. Это особенно важно для защиты конфиденциальных данных пользователей.</text:span><text:span text:style-name="T1"/></text:p>
        </text:list-item>
        <text:list-item>
          <text:p text:style-name="P45" loext:marker-style-name="T1"><text:span text:style-name="T1">Защита от отладчиков: Внедрение механизмов, предотвращающих работу отладчиков, либо затрудняющих их использование, является еще одним способом защиты. Например, программы могут проверять наличие отладчиков и завершать работу или изменять поведение в их присутствии.</text:span><text:span text:style-name="T1"/></text:p>
        </text:list-item>
        <text:list-item>
          <text:p text:style-name="P45" loext:marker-style-name="T1"><text:soft-page-break/><text:span text:style-name="T1">Лицензионные механизмы: Использование различных систем лицензирования способствует контролю доступа к программному обеспечению и гарантирует, что только авторизованные пользователи могут использовать продукт.</text:span><text:span text:style-name="T1"/></text:p>
        </text:list-item>
      </text:list>
      <text:p text:style-name="P13" loext:marker-style-name="T1"/>
      <text:list text:continue-list="list110208681103065" text:style-name="WWNum1">
        <text:list-item>
          <text:h text:style-name="P20" text:outline-level="1" loext:marker-style-name="T1"><text:bookmark-start text:name="_Toc200139147"/><text:span text:style-name="T1">Исследование кода вредоносных программ</text:span><text:bookmark-end text:name="_Toc200139147"/><text:span text:style-name="T1"/></text:h>
        </text:list-item>
      </text:list>
      <text:p text:style-name="P16" loext:marker-style-name="T1"><text:span text:style-name="T1">Получил знания о методах анализа и исследования вредоносного программного обеспечения(Malware), а также о мерах безопасности при анализе ВПО. Понимание работы вредоносных программ и их структуры позволяет разработчикам и специалистам по безопасности выявлять уязвимости и защищать информационные системы. В данном отчете рассматриваются основные аспекты исследования кода вредоносных программ, их классификация и методы анализа.</text:span><text:span text:style-name="T1"/></text:p>
      <text:p text:style-name="P16" loext:marker-style-name="T4"><text:span text:style-name="T4">Определение вредоносных программ</text:span><text:span text:style-name="T4"/></text:p>
      <text:p text:style-name="P16" loext:marker-style-name="T1"><text:span text:style-name="T1">Вредоносные программы — это программы, которые имеют тенденцию наносить вред компьютерам, пользователям или сетям. Они могут иметь различные формы, включая вирусы, черви, трояны, шпионские и рекламные программы. Исследование кода этих программ необходимо для понимания механики их работы и разработки методов защиты от них.</text:span><text:span text:style-name="T1"/></text:p>
      <text:p text:style-name="P16" loext:marker-style-name="T4"><text:span text:style-name="T4">Методы исследования кода вредоносных программ</text:span><text:span text:style-name="T4"/></text:p>
      <text:list text:style-name="WWNum25">
        <text:list-item>
          <text:p text:style-name="P46" loext:marker-style-name="T1"><text:span text:style-name="T1">Статический анализ: Этот метод включает изучение бинарного и исходного кода без его выполнения. Студенты изучают структуры кода, включая функции, вызовы API и зависимости, для понимания логики работы вредоносной программы и определения ее поведения.</text:span><text:span text:style-name="T1"/></text:p>
        </text:list-item>
        <text:list-item>
          <text:p text:style-name="P46" loext:marker-style-name="T1"><text:span text:style-name="T1">Динамический анализ: В этом методе исследуется поведение программы во время ее выполнения. Используют отладчики и эмуляторы, чтобы отслеживать вызовы функций, изменения в файловой системе и сетевую активность. Динамический анализ позволяет получить более полное представление о действиях вредоносной программы в реальных условиях.</text:span><text:span text:style-name="T1"/></text:p>
        </text:list-item>
        <text:list-item>
          <text:p text:style-name="P46" loext:marker-style-name="T1"><text:span text:style-name="T1">Использование дизассемблеров: Инструменты, такие как Ghidra или IDA Pro, помогают преобразовывать машинный код обратно в ассемблерный, что позволяет исследователям понимать структуру и логику работы программы на низком уровне.</text:span><text:span text:style-name="T1"/></text:p>
        </text:list-item>
        <text:list-item>
          <text:p text:style-name="P46" loext:marker-style-name="T1"><text:soft-page-break/><text:span text:style-name="T1">Поиск сигнатур: Этот метод основан на идентификации уникальных паттернов или сигнатур, характерных для определенного вредоносного ПО. Базы данных антивирусных программ содержат такие сигнатуры, что упрощает обнаружение уже известных угроз.</text:span><text:span text:style-name="T1"/></text:p>
        </text:list-item>
      </text:list>
      <text:p text:style-name="P47" loext:marker-style-name="T1"/>
      <text:p text:style-name="P47" loext:marker-style-name="T1"/>
      <text:p text:style-name="P47" loext:marker-style-name="T1"/>
      <text:p text:style-name="P47" loext:marker-style-name="T1"/>
      <text:p text:style-name="Text_20_body" loext:marker-style-name="T1"><text:span text:style-name="T1">Метрики — это количественные показатели, которые помогают оценивать эффективность процессов, продуктов или моделей. Они используются в бизнесе, машинном обучении, разработке программного обеспечения и многих других областях. <text:s/></text:span><text:span text:style-name="T1"/></text:p>
      <text:p text:style-name="P49" loext:marker-style-name="T1"/>
      <text:h text:style-name="P4" text:outline-level="4"><text:span text:style-name="Strong_20_Emphasis"><text:span text:style-name="T10">Зачем нужны метрики?</text:span></text:span></text:h>
      <text:list text:style-name="WWNum28">
        <text:list-item>
          <text:p text:style-name="P50"><text:span text:style-name="Strong_20_Emphasis"><text:span text:style-name="T9">Оценка эффективности</text:span></text:span><text:span text:style-name="T9"> – помогают понять, насколько хорошо работает система или процесс.</text:span></text:p>
        </text:list-item>
        <text:list-item>
          <text:p text:style-name="P50"><text:span text:style-name="Strong_20_Emphasis"><text:span text:style-name="T9">Сравнение альтернатив</text:span></text:span><text:span text:style-name="T9"> – позволяют выбирать лучшие решения на основе данных.</text:span></text:p>
        </text:list-item>
        <text:list-item>
          <text:p text:style-name="P50"><text:span text:style-name="Strong_20_Emphasis"><text:span text:style-name="T9">Контроль изменений</text:span></text:span><text:span text:style-name="T9"> – показывают, улучшается или ухудшается ситуация со временем.</text:span></text:p>
        </text:list-item>
        <text:list-item>
          <text:p text:style-name="P50"><text:span text:style-name="Strong_20_Emphasis"><text:span text:style-name="T9">Принятие решений</text:span></text:span><text:span text:style-name="T9"> – дают объективные данные вместо интуитивных догадок.</text:span></text:p>
        </text:list-item>
      </text:list>
      <text:h text:style-name="P3" text:outline-level="3"><text:span text:style-name="Strong_20_Emphasis"><text:span text:style-name="T10">Примеры метрик в разных областях</text:span></text:span></text:h>
      <text:h text:style-name="P4" text:outline-level="4"><text:span text:style-name="Strong_20_Emphasis"><text:span text:style-name="T10">1. В бизнесе и маркетинге</text:span></text:span></text:h>
      <text:list text:style-name="WWNum29">
        <text:list-item>
          <text:p text:style-name="P51"><text:span text:style-name="Strong_20_Emphasis"><text:span text:style-name="T9">ROI (Return on Investment)</text:span></text:span><text:span text:style-name="T9"> – возврат на инвестиции.</text:span></text:p>
        </text:list-item>
        <text:list-item>
          <text:p text:style-name="P51"><text:span text:style-name="Strong_20_Emphasis"><text:span text:style-name="T9">CAC (Customer Acquisition Cost)</text:span></text:span><text:span text:style-name="T9"> – стоимость привлечения клиента.</text:span></text:p>
        </text:list-item>
        <text:list-item>
          <text:p text:style-name="P51"><text:span text:style-name="Strong_20_Emphasis"><text:span text:style-name="T9">LTV (Lifetime Value)</text:span></text:span><text:span text:style-name="T9"> – доход от клиента за всё время сотрудничества.</text:span></text:p>
        </text:list-item>
        <text:list-item>
          <text:p text:style-name="P51"><text:span text:style-name="Strong_20_Emphasis"><text:span text:style-name="T9">Конверсия</text:span></text:span><text:span text:style-name="T9"> – процент пользователей, выполнивших целевое действие (покупка, регистрация и т. д.).</text:span></text:p>
        </text:list-item>
      </text:list>
      <text:h text:style-name="P4" text:outline-level="4"><text:soft-page-break/><text:span text:style-name="Strong_20_Emphasis"><text:span text:style-name="T10">2. В машинном обучении и Data Science</text:span></text:span></text:h>
      <text:list text:style-name="WWNum30">
        <text:list-item>
          <text:p text:style-name="P52"><text:span text:style-name="Strong_20_Emphasis"><text:span text:style-name="T9">Accuracy (Точность)</text:span></text:span><text:span text:style-name="T9"> – доля правильных предсказаний.</text:span></text:p>
        </text:list-item>
        <text:list-item>
          <text:p text:style-name="P52"><text:span text:style-name="Strong_20_Emphasis"><text:span text:style-name="T9">Precision и Recall</text:span></text:span><text:span text:style-name="T9"> – точность и полнота (важны в задачах классификации).</text:span></text:p>
        </text:list-item>
        <text:list-item>
          <text:p text:style-name="P52"><text:span text:style-name="Strong_20_Emphasis"><text:span text:style-name="T9">F1-Score</text:span></text:span><text:span text:style-name="T9"> – гармоническое среднее Precision и Recall.</text:span></text:p>
        </text:list-item>
        <text:list-item>
          <text:p text:style-name="P52"><text:span text:style-name="Strong_20_Emphasis"><text:span text:style-name="T9">RMSE (Root Mean Squared Error)</text:span></text:span><text:span text:style-name="T9"> – среднеквадратичная ошибка (для регрессии).</text:span></text:p>
        </text:list-item>
        <text:list-item>
          <text:p text:style-name="P52"><text:span text:style-name="Strong_20_Emphasis"><text:span text:style-name="T9">AUC-ROC</text:span></text:span><text:span text:style-name="T9"> – площадь под кривой ошибок (оценивает качество бинарной классификации).</text:span></text:p>
        </text:list-item>
      </text:list>
      <text:h text:style-name="P4" text:outline-level="4"><text:span text:style-name="Strong_20_Emphasis"><text:span text:style-name="T10">3. В разработке ПО и DevOps</text:span></text:span></text:h>
      <text:list text:style-name="WWNum31">
        <text:list-item>
          <text:p text:style-name="P53"><text:span text:style-name="Strong_20_Emphasis"><text:span text:style-name="T9">Время отклика (Latency)</text:span></text:span><text:span text:style-name="T9"> – задержка обработки запроса.</text:span></text:p>
        </text:list-item>
        <text:list-item>
          <text:p text:style-name="P53"><text:span text:style-name="Strong_20_Emphasis"><text:span text:style-name="T9">Доступность (Uptime)</text:span></text:span><text:span text:style-name="T9"> – процент времени работы сервиса без сбоев.</text:span></text:p>
        </text:list-item>
        <text:list-item>
          <text:p text:style-name="P53"><text:span text:style-name="Strong_20_Emphasis"><text:span text:style-name="T9">Частота релизов</text:span></text:span><text:span text:style-name="T9"> – как часто выходят обновления.</text:span></text:p>
        </text:list-item>
        <text:list-item>
          <text:p text:style-name="P53"><text:span text:style-name="Strong_20_Emphasis"><text:span text:style-name="T9">Ошибки на 1000 строк кода</text:span></text:span><text:span text:style-name="T9"> – метрика качества кода.</text:span></text:p>
        </text:list-item>
      </text:list>
      <text:h text:style-name="P3" text:outline-level="3"><text:span text:style-name="Strong_20_Emphasis"><text:span text:style-name="T10">Как выбирать метрики?</text:span></text:span></text:h>
      <text:list text:style-name="WWNum32">
        <text:list-item>
          <text:p text:style-name="P54"><text:span text:style-name="Strong_20_Emphasis"><text:span text:style-name="T9">Соответствие цели</text:span></text:span><text:span text:style-name="T9"> – метрика должна измерять именно то, что важно.</text:span></text:p>
        </text:list-item>
        <text:list-item>
          <text:p text:style-name="P54"><text:span text:style-name="Strong_20_Emphasis"><text:span text:style-name="T9">Интерпретируемость</text:span></text:span><text:span text:style-name="T9"> – её должно быть легко объяснить заинтересованным сторонам.</text:span></text:p>
        </text:list-item>
        <text:list-item>
          <text:p text:style-name="P54"><text:span text:style-name="Strong_20_Emphasis"><text:span text:style-name="T9">Чувствительность</text:span></text:span><text:span text:style-name="T9"> – должна реагировать на изменения в системе.</text:span></text:p>
        </text:list-item>
        <text:list-item>
          <text:p text:style-name="P54"><text:span text:style-name="Strong_20_Emphasis"><text:span text:style-name="T9">Устойчивость к выбросам</text:span></text:span><text:span text:style-name="T9"> – не должна искажаться из-за аномальных значений.</text:span></text:p>
        </text:list-item>
      </text:list>
      <text:h text:style-name="P3" text:outline-level="3"><text:span text:style-name="Strong_20_Emphasis"><text:span text:style-name="T10">Вывод</text:span></text:span></text:h>
      <text:p text:style-name="Text_20_body" loext:marker-style-name="T9"><text:span text:style-name="T9">Правильный выбор метрики — ключ к объективной оценке эффективности. Важно не просто собирать данные, но и понимать, что именно они означают и как их использовать для улучшений.</text:span><text:span text:style-name="T9"/></text:p>
      <text:p text:style-name="Text_20_body" loext:marker-style-name="T9"><text:span text:style-name="T9">Если тебе нужны метрики для конкретной задачи — уточни, и я помогу подобрать подходящие! </text:span><text:span text:style-name="T9"/></text:p>
      <text:h text:style-name="P9" text:outline-level="1"><text:bookmark-start text:name="_Toc200139148"/>ВЫВОД<text:bookmark-end text:name="_Toc200139148"/></text:h>
      <text:p text:style-name="P55" loext:marker-style-name="T1"><text:span text:style-name="T1">В ходе прохождения практики я освоил ключевые навыки работы с системой контроля версий GitHub и языком программирования Python. Были успешно выполнены поставленные задачи, включая создание репозиториев, управление ветками, совместную работу над проектами и использование основных функций GitHub (пул-реквесты, issues, действия).</text:span><text:span text:style-name="T1"/></text:p>
      <text:p text:style-name="Text_20_body" loext:marker-style-name="T9"><text:span text:style-name="T9">С помощью Python я разработал несколько практических скриптов/программ (укажите конкретно, если были), что позволило закрепить знания по синтаксису языка, работе с библиотеками (например, назовите их, если использовали) и применению ООП.</text:span><text:span text:style-name="T9"/></text:p>
      <text:p text:style-name="Text_20_body" loext:marker-style-name="T9"><text:span text:style-name="T9">Приобретённые навыки имеют большую практическую ценность для моей будущей профессиональной деятельности в области разработки программного обеспечения/анализа данных/другой области. В дальнейшем я планирую углубить знания в области совместной разработки и изучить дополнительные инструменты CI/CD для автоматизации процессов.</text:span><text:span text:style-name="T9"/></text:p>
      <text:p text:style-name="Text_20_body" loext:marker-style-name="T9"><text:span text:style-name="T9">Практика позволила не только улучшить технические навыки, но и развить умение работать в команде, а также самостоятельно находить решения сложных задач.</text:span><text:span text:style-name="T9"/></text:p>
      <text:p text:style-name="Text_20_body" loext:marker-style-name="T9"><text:span text:style-name="T9">(Можно добавить благодарности руководителю, если требуется).</text:span><text:span text:style-name="T9"/></text:p>
      <text:p text:style-name="Text_20_body" loext:marker-style-name="T9"><text:span text:style-name="T9">Этот текст можно адаптировать под ваши конкретные задачи и достижения.</text:span><text:span text:style-name="T9"/></text:p>
      <text:p text:style-name="P1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Open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Open Sans1" style:font-family-asian="'Open Sans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Open Sans1" style:font-family-asian="'Open Sans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tyle="italic" style:font-name-asian="Open Sans1" style:font-family-asian="'Open Sans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Стиль1" style:family="paragraph" style:parent-style-name="Standard" loext:linked-style-name="Стиль1_20_Знак" style:auto-update="true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Стиль2" style:family="paragraph" style:parent-style-name="Standard" loext:linked-style-name="Стиль2_20_Знак" style:auto-update="true" style:default-outline-level="1" style:list-style-name="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No_20_Spacing" style:display-name="No Spacing" style:family="paragraph" loext:linked-style-name="Без_20_интервала_20_Знак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6pt" style:font-name-asian="Open Sans1" style:font-family-asian="'Open Sans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_20__28_WW_29_">
      <style:text-properties fo:color="#243f60" loext:opacity="100%" style:font-name="Cambria" fo:font-family="Cambria" style:font-family-generic="roman" style:font-pitch="variable" fo:font-size="12pt" style:font-name-asian="Open Sans1" style:font-family-asian="'Open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tyle="italic" style:font-name-asian="Open Sans1" style:font-family-asian="'Open Sans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>
      <style:text-properties fo:color="#365f91" loext:opacity="100%" style:font-name="Cambria" fo:font-family="Cambria" style:font-family-generic="roman" style:font-pitch="variable" fo:font-size="13pt" style:font-name-asian="Open Sans1" style:font-family-asian="'Open Sans'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/>
    <style:style style:name="Нижний_20_колонтитул_20_Знак" style:display-name="Нижний колонтитул Знак" style:family="text" style:parent-style-name="Default_20_Paragraph_20_Font_20__28_WW_29_"/>
    <style:style style:name="Стиль1_20_Знак" style:display-name="Стиль1 Знак" style:family="text" style:parent-style-name="Default_20_Paragraph_20_Font_20__28_WW_29_" loext:linked-style-name="Стиль1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Стиль2_20_Знак" style:display-name="Стиль2 Знак" style:family="text" style:parent-style-name="Default_20_Paragraph_20_Font_20__28_WW_29_" loext:linked-style-name="Стиль2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Без_20_интервала_20_Знак" style:display-name="Без интервала Знак" style:family="text" style:parent-style-name="Default_20_Paragraph_20_Font_20__28_WW_29_" loext:linked-style-name="No_20_Spacing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1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1" style:font-family-complex="Wingdings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>
      <style:text-properties style:font-name-complex="Wingdings1" style:font-family-complex="Wingdings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>
      <style:text-properties style:font-name-complex="Wingdings1" style:font-family-complex="Wingdings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Wingdings1" style:font-family-complex="Wingdings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Courier New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-complex="Wingdings1" style:font-family-complex="Wingdings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Courier New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-complex="Wingdings1" style:font-family-complex="Wingdings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Courier New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-complex="Wingdings1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Courier New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Wingdings1" style:font-family-complex="Wingdings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Courier New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Courier New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Courier New" style:font-family-complex="'Courier New'" style:font-family-generic-complex="system" style:font-pitch-complex="variable"/>
    </style:style>
    <style:style style:name="ListLabel_20_228" style:display-name="ListLabel 228" style:family="text">
      <style:text-properties style:font-name-complex="Wingdings1" style:font-family-complex="Wingdings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Courier New" style:font-family-complex="'Courier New'" style:font-family-generic-complex="system" style:font-pitch-complex="variable"/>
    </style:style>
    <style:style style:name="ListLabel_20_231" style:display-name="ListLabel 231" style:family="text">
      <style:text-properties style:font-name-complex="Wingdings1" style:font-family-complex="Wingdings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Courier New" style:font-family-complex="'Courier New'" style:font-family-generic-complex="system" style:font-pitch-complex="variable"/>
    </style:style>
    <style:style style:name="ListLabel_20_234" style:display-name="ListLabel 234" style:family="text">
      <style:text-properties style:font-name-complex="Wingdings1" style:font-family-complex="Wingdings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1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1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1" style:font-family-complex="Symbol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Symbol1" style:font-family-complex="Symbol" style:font-family-generic-complex="system" style:font-pitch-complex="variable"/>
    </style:style>
    <style:style style:name="ListLabel_20_264" style:display-name="ListLabel 264" style:family="text">
      <style:text-properties style:font-name-complex="Symbol1" style:font-family-complex="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Symbol1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-complex="Symbol1" style:font-family-complex="Symbol" style:font-family-generic-complex="system" style:font-pitch-complex="variable"/>
    </style:style>
    <style:style style:name="ListLabel_20_276" style:display-name="ListLabel 276" style:family="text">
      <style:text-properties style:font-name-complex="Symbol1" style:font-family-complex="Symbol" style:font-family-generic-complex="system" style:font-pitch-complex="variable"/>
    </style:style>
    <style:style style:name="ListLabel_20_277" style:display-name="ListLabel 277" style:family="text">
      <style:text-properties style:font-name-complex="Symbol1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-complex="Symbol1" style:font-family-complex="Symbol" style:font-family-generic-complex="system" style:font-pitch-complex="variable"/>
    </style:style>
    <style:style style:name="ListLabel_20_279" style:display-name="ListLabel 279" style:family="text">
      <style:text-properties style:font-name-complex="Symbol1" style:font-family-complex="Symbol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Symbol1" style:font-family-complex="Symbol" style:font-family-generic-complex="system" style:font-pitch-complex="variable"/>
    </style:style>
    <style:style style:name="ListLabel_20_282" style:display-name="ListLabel 282" style:family="text">
      <style:text-properties style:font-name-complex="Symbol1" style:font-family-complex="Symbol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Symbol1" style:font-family-complex="Symbol" style:font-family-generic-complex="system" style:font-pitch-complex="variable"/>
    </style:style>
    <style:style style:name="ListLabel_20_285" style:display-name="ListLabel 285" style:family="text">
      <style:text-properties style:font-name-complex="Symbol1" style:font-family-complex="Symbol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style:font-name-complex="Symbol1" style:font-family-complex="Symbol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2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2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2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9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9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9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9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9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9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9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05:29:00</meta:creation-date>
    <meta:initial-creator>user04</meta:initial-creator>
    <dc:language>ru-RU</dc:language>
    <dc:date>2025-06-07T11:02:07.251486429</dc:date>
    <meta:editing-cycles>10</meta:editing-cycles>
    <meta:editing-duration>PT17M29S</meta:editing-duration>
    <meta:generator>LibreOffice/7.6.4.1$Linux_X86_64 LibreOffice_project/60$Build-1</meta:generator>
    <meta:document-statistic meta:table-count="1" meta:image-count="0" meta:object-count="0" meta:page-count="31" meta:paragraph-count="290" meta:word-count="4161" meta:character-count="34215" meta:non-whitespace-character-count="30425"/>
    <meta:user-defined meta:name="AppVersion">15.0000</meta:user-defined>
    <meta:user-defined meta:name="Company">Hewlett-Packard Company</meta:user-defined>
    <meta:template xlink:type="simple" xlink:actuate="onRequest" xlink:title="Normal" xlink:href=""/>
  </office:meta>
</office:document-meta>
</file>